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roman"/>
    <style:font-face style:name="Times New Roman" svg:font-family="'Times New Roman'" style:font-family-generic="roman"/>
    <style:font-face style:name="arial" svg:font-family="arial" style:font-family-generic="swiss"/>
    <style:font-face style:name="DejaVu Sans Mono2" svg:font-family="'DejaVu Sans Mono'" style:font-family-generic="system"/>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Mono1"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8"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Preformatted_20_Text">
      <style:text-properties style:font-name="Ubuntu Mono" fo:font-size="11pt" style:font-size-asian="11pt" style:font-size-complex="11pt"/>
    </style:style>
    <style:style style:name="P2" style:family="paragraph" style:parent-style-name="Preformatted_20_Text">
      <style:text-properties fo:color="#797997" style:font-name="Ubuntu Mono" fo:font-size="11pt" style:font-size-asian="11pt" style:font-size-complex="11pt"/>
    </style:style>
    <style:style style:name="P3" style:family="paragraph" style:parent-style-name="Preformatted_20_Text">
      <style:text-properties fo:color="#797997" style:font-name="Ubuntu Mono" fo:font-size="11pt" fo:background-color="#ffffe8" style:font-size-asian="11pt" style:font-size-complex="11pt"/>
    </style:style>
    <style:style style:name="P4" style:family="paragraph" style:parent-style-name="Preformatted_20_Text">
      <style:text-properties fo:color="#800080" style:font-name="Ubuntu Mono" fo:font-size="11pt" style:font-size-asian="11pt" style:font-size-complex="11pt"/>
    </style:style>
    <style:style style:name="P5" style:family="paragraph" style:parent-style-name="Preformatted_20_Text">
      <style:text-properties fo:color="#800080" style:font-name="Ubuntu Mono" fo:font-size="11pt" fo:background-color="#ffffe8" style:font-size-asian="11pt" style:font-size-complex="11pt"/>
    </style:style>
    <style:style style:name="P6" style:family="paragraph" style:parent-style-name="Preformatted_20_Text">
      <style:text-properties style:font-name="arial" fo:font-size="12pt" style:font-size-asian="12pt" style:font-size-complex="12pt"/>
    </style:style>
    <style:style style:name="P7" style:family="paragraph" style:parent-style-name="Preformatted_20_Text">
      <style:text-properties fo:color="#808030" style:font-name="Ubuntu Mono" fo:font-size="11pt" fo:background-color="#ffffe8" style:font-size-asian="11pt" style:font-size-complex="11pt"/>
    </style:style>
    <style:style style:name="P8" style:family="paragraph" style:parent-style-name="subcapitulo2">
      <style:text-properties fo:font-weight="bold" style:font-weight-asian="bold" style:font-weight-complex="bold"/>
    </style:style>
    <style:style style:name="P9" style:family="paragraph" style:parent-style-name="Text_20_body">
      <style:paragraph-properties fo:line-height="150%" fo:text-align="justify" style:justify-single-word="false"/>
      <style:text-properties style:font-name="arial" fo:font-size="12pt" style:font-size-asian="12pt" style:font-size-complex="12pt"/>
    </style:style>
    <style:style style:name="P10"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11" style:family="paragraph" style:parent-style-name="Text_20_body" style:list-style-name="L7">
      <style:paragraph-properties fo:line-height="150%" fo:text-align="justify" style:justify-single-word="false"/>
      <style:text-properties style:font-name="arial" fo:font-size="12pt" style:font-size-asian="12pt" style:font-size-complex="12pt"/>
    </style:style>
    <style:style style:name="P12" style:family="paragraph" style:parent-style-name="Text_20_body" style:list-style-name="L8">
      <style:paragraph-properties fo:line-height="150%" fo:text-align="justify" style:justify-single-word="false"/>
      <style:text-properties style:font-name="arial" fo:font-size="12pt" style:font-size-asian="12pt" style:font-size-complex="12pt"/>
    </style:style>
    <style:style style:name="P13" style:family="paragraph" style:parent-style-name="Text_20_body" style:list-style-name="L9">
      <style:paragraph-properties fo:line-height="150%" fo:text-align="justify" style:justify-single-word="false"/>
      <style:text-properties style:font-name="arial" fo:font-size="12pt" style:font-size-asian="12pt" style:font-size-complex="12pt"/>
    </style:style>
    <style:style style:name="P14" style:family="paragraph" style:parent-style-name="Text_20_body" style:list-style-name="L10">
      <style:paragraph-properties fo:line-height="150%" fo:text-align="justify" style:justify-single-word="false"/>
      <style:text-properties style:font-name="arial" fo:font-size="12pt" style:font-size-asian="12pt" style:font-size-complex="12pt"/>
    </style:style>
    <style:style style:name="P15" style:family="paragraph" style:parent-style-name="Text_20_body" style:list-style-name="L11">
      <style:paragraph-properties fo:line-height="150%" fo:text-align="justify" style:justify-single-word="false"/>
      <style:text-properties style:font-name="arial" fo:font-size="12pt" style:font-size-asian="12pt" style:font-size-complex="12pt"/>
    </style:style>
    <style:style style:name="P16"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8" style:family="paragraph" style:parent-style-name="Text_20_body">
      <style:paragraph-properties fo:line-height="150%" fo:text-align="justify" style:justify-single-word="false"/>
      <style:text-properties fo:color="#5f5035" style:font-name="arial" fo:font-size="12pt" fo:font-weight="normal"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fo:color="#5f5035" style:font-name="arial" fo:font-size="12pt" fo:language="es" fo:country="EC" fo:font-weight="normal" fo:background-color="transparent"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Ubuntu Mono" fo:font-size="11pt" style:font-size-asian="11pt" style:font-size-complex="11pt"/>
    </style:style>
    <style:style style:name="P21" style:family="paragraph" style:parent-style-name="Text_20_body">
      <style:paragraph-properties fo:line-height="150%" fo:text-align="justify" style:justify-single-word="false"/>
      <style:text-properties fo:color="#800080" style:font-name="arial" fo:font-size="12pt" fo:background-color="#ffffe8" style:font-size-asian="12pt" style:font-size-complex="12pt"/>
    </style:style>
    <style:style style:name="T1" style:family="text">
      <style:text-properties fo:font-weight="bold" style:font-weight-asian="bold" style:font-weight-complex="bold"/>
    </style:style>
    <style:style style:name="T2" style:family="text">
      <style:text-properties fo:font-weight="bold" fo:background-color="#ffffe8" style:font-weight-asian="bold" style:font-weight-complex="bold"/>
    </style:style>
    <style:style style:name="T3" style:family="text">
      <style:text-properties fo:color="#5f5035"/>
    </style:style>
    <style:style style:name="T4" style:family="text">
      <style:text-properties fo:color="#5f5035" fo:background-color="#ffffe8"/>
    </style:style>
    <style:style style:name="T5" style:family="text">
      <style:text-properties fo:color="#5f5035" fo:font-weight="normal" style:font-weight-asian="normal" style:font-weight-complex="normal"/>
    </style:style>
    <style:style style:name="T6" style:family="text">
      <style:text-properties fo:color="#5f5035" fo:language="es" fo:country="EC" fo:font-weight="normal" fo:background-color="transparent" style:font-weight-asian="normal" style:font-weight-complex="normal"/>
    </style:style>
    <style:style style:name="T7" style:family="text">
      <style:text-properties fo:color="#5f5035" fo:background-color="transparent"/>
    </style:style>
    <style:style style:name="T8" style:family="text">
      <style:text-properties fo:background-color="#ffffe8"/>
    </style:style>
    <style:style style:name="T9" style:family="text">
      <style:text-properties fo:color="#800000" fo:font-weight="bold"/>
    </style:style>
    <style:style style:name="T10" style:family="text">
      <style:text-properties fo:color="#800000" fo:font-weight="bold" fo:background-color="#ffffe8"/>
    </style:style>
    <style:style style:name="T11" style:family="text">
      <style:text-properties fo:color="#800000" fo:font-weight="bold" fo:background-color="#ffffe8" style:font-weight-asian="bold" style:font-weight-complex="bold"/>
    </style:style>
    <style:style style:name="T12" style:family="text">
      <style:text-properties fo:color="#800000" style:font-name="Ubuntu Mono" fo:font-size="11pt" fo:background-color="#ffffe8" style:font-size-asian="11pt" style:font-weight-asian="normal" style:font-size-complex="11pt" style:font-weight-complex="normal"/>
    </style:style>
    <style:style style:name="T13" style:family="text">
      <style:text-properties fo:color="#800000" style:font-weight-asian="normal" style:font-weight-complex="normal"/>
    </style:style>
    <style:style style:name="T14" style:family="text">
      <style:text-properties fo:color="#800000" fo:language="es" fo:country="EC" fo:font-weight="bold" fo:background-color="transparent" style:font-weight-asian="normal" style:font-weight-complex="normal"/>
    </style:style>
    <style:style style:name="T15" style:family="text">
      <style:text-properties fo:color="#800000" fo:background-color="transparent"/>
    </style:style>
    <style:style style:name="T16" style:family="text">
      <style:text-properties fo:color="#808030"/>
    </style:style>
    <style:style style:name="T17" style:family="text">
      <style:text-properties fo:color="#808030" fo:background-color="#ffffe8"/>
    </style:style>
    <style:style style:name="T18" style:family="text">
      <style:text-properties fo:color="#808030" style:font-name="Ubuntu Mono" fo:font-size="11pt" fo:font-weight="normal" fo:background-color="#ffffe8" style:font-size-asian="11pt" style:font-weight-asian="normal" style:font-size-complex="11pt" style:font-weight-complex="normal"/>
    </style:style>
    <style:style style:name="T19" style:family="text">
      <style:text-properties fo:color="#808030" fo:font-weight="normal" style:font-weight-asian="normal" style:font-weight-complex="normal"/>
    </style:style>
    <style:style style:name="T20" style:family="text">
      <style:text-properties fo:color="#808030" fo:language="es" fo:country="EC" fo:font-weight="normal" fo:background-color="transparent" style:font-weight-asian="normal" style:font-weight-complex="normal"/>
    </style:style>
    <style:style style:name="T21" style:family="text">
      <style:text-properties fo:color="#808030" fo:background-color="transparent"/>
    </style:style>
    <style:style style:name="T22" style:family="text">
      <style:text-properties fo:color="#808030" fo:font-weight="bold" fo:background-color="#ffffe8" style:font-weight-asian="bold" style:font-weight-complex="bold"/>
    </style:style>
    <style:style style:name="T23" style:family="text">
      <style:text-properties fo:color="#400000"/>
    </style:style>
    <style:style style:name="T24" style:family="text">
      <style:text-properties fo:color="#400000" fo:background-color="#ffffe8"/>
    </style:style>
    <style:style style:name="T25" style:family="text">
      <style:text-properties fo:color="#400000" style:font-name="Ubuntu Mono" fo:font-size="11pt" fo:font-weight="normal" fo:background-color="#ffffe8" style:font-size-asian="11pt" style:font-weight-asian="normal" style:font-size-complex="11pt" style:font-weight-complex="normal"/>
    </style:style>
    <style:style style:name="T26" style:family="text">
      <style:text-properties fo:color="#400000" fo:font-weight="normal" style:font-weight-asian="normal" style:font-weight-complex="normal"/>
    </style:style>
    <style:style style:name="T27" style:family="text">
      <style:text-properties fo:color="#400000" fo:language="es" fo:country="EC" fo:font-weight="normal" fo:background-color="transparent" style:font-weight-asian="normal" style:font-weight-complex="normal"/>
    </style:style>
    <style:style style:name="T28" style:family="text">
      <style:text-properties fo:color="#400000" fo:background-color="transparent"/>
    </style:style>
    <style:style style:name="T29" style:family="text">
      <style:text-properties fo:color="#0000e6"/>
    </style:style>
    <style:style style:name="T30" style:family="text">
      <style:text-properties fo:color="#0000e6" fo:background-color="#ffffe8"/>
    </style:style>
    <style:style style:name="T31" style:family="text">
      <style:text-properties fo:color="#0000e6" style:font-name="Ubuntu Mono" fo:font-size="11pt" fo:font-weight="normal" fo:background-color="#ffffe8" style:font-size-asian="11pt" style:font-weight-asian="normal" style:font-size-complex="11pt" style:font-weight-complex="normal"/>
    </style:style>
    <style:style style:name="T32" style:family="text">
      <style:text-properties fo:color="#0000e6" fo:font-weight="normal" style:font-weight-asian="normal" style:font-weight-complex="normal"/>
    </style:style>
    <style:style style:name="T33" style:family="text">
      <style:text-properties fo:color="#0000e6" fo:language="es" fo:country="EC" fo:font-weight="normal" fo:background-color="transparent" style:font-weight-asian="normal" style:font-weight-complex="normal"/>
    </style:style>
    <style:style style:name="T34" style:family="text">
      <style:text-properties fo:color="#0000e6" fo:language="es" fo:country="EC" fo:font-weight="normal" fo:background-color="#ffffe8" style:font-weight-asian="normal" style:font-weight-complex="normal"/>
    </style:style>
    <style:style style:name="T35" style:family="text">
      <style:text-properties fo:color="#0000e6" fo:background-color="transparent"/>
    </style:style>
    <style:style style:name="T36" style:family="text">
      <style:text-properties fo:color="#800080"/>
    </style:style>
    <style:style style:name="T37" style:family="text">
      <style:text-properties fo:color="#800080" fo:background-color="#ffffe8"/>
    </style:style>
    <style:style style:name="T38" style:family="text">
      <style:text-properties fo:color="#800080" style:font-name="Ubuntu Mono" fo:font-size="11pt" fo:font-weight="normal" fo:background-color="#ffffe8" style:font-size-asian="11pt" style:font-weight-asian="normal" style:font-size-complex="11pt" style:font-weight-complex="normal"/>
    </style:style>
    <style:style style:name="T39" style:family="text">
      <style:text-properties fo:color="#800080" fo:font-weight="normal" style:font-weight-asian="normal" style:font-weight-complex="normal"/>
    </style:style>
    <style:style style:name="T40" style:family="text">
      <style:text-properties fo:color="#800080" fo:language="es" fo:country="EC" fo:font-weight="normal" fo:background-color="transparent" style:font-weight-asian="normal" style:font-weight-complex="normal"/>
    </style:style>
    <style:style style:name="T41" style:family="text">
      <style:text-properties fo:color="#800080" fo:background-color="transparent"/>
    </style:style>
    <style:style style:name="T42" style:family="text">
      <style:text-properties fo:color="#800080" fo:font-weight="bold" fo:background-color="#ffffe8"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color="#000000"/>
    </style:style>
    <style:style style:name="T46" style:family="text">
      <style:text-properties fo:color="#000000" style:font-name="Ubuntu Mono" fo:font-size="11pt" fo:font-weight="normal" fo:background-color="#ffffe8" style:font-size-asian="11pt" style:font-weight-asian="normal" style:font-size-complex="11pt" style:font-weight-complex="normal"/>
    </style:style>
    <style:style style:name="T47" style:family="text">
      <style:text-properties fo:color="#000000" fo:language="es" fo:country="EC" fo:font-weight="normal" fo:background-color="transparent" style:font-weight-asian="normal" style:font-weight-complex="normal"/>
    </style:style>
    <style:style style:name="T48" style:family="text">
      <style:text-properties fo:color="#000000" fo:background-color="transparent"/>
    </style:style>
    <style:style style:name="T49" style:family="text">
      <style:text-properties fo:color="#000000" fo:background-color="#ffffe8"/>
    </style:style>
    <style:style style:name="T50" style:family="text">
      <style:text-properties style:font-weight-complex="bold"/>
    </style:style>
    <style:style style:name="T51" style:family="text">
      <style:text-properties style:font-weight-complex="normal"/>
    </style:style>
    <style:style style:name="T52" style:family="text">
      <style:text-properties fo:color="#696969"/>
    </style:style>
    <style:style style:name="T53" style:family="text">
      <style:text-properties fo:color="#797997"/>
    </style:style>
    <style:style style:name="T54" style:family="text">
      <style:text-properties fo:color="#797997" fo:background-color="#ffffe8"/>
    </style:style>
    <style:style style:name="T55" style:family="text">
      <style:text-properties fo:color="#797997" fo:font-weight="bold" fo:background-color="#ffffe8" style:font-weight-asian="bold" style:font-weight-complex="bold"/>
    </style:style>
    <style:style style:name="T56" style:family="text">
      <style:text-properties fo:language="es" fo:country="EC" fo:font-weight="normal" style:font-weight-asian="normal" style:font-weight-complex="normal"/>
    </style:style>
    <style:style style:name="T57" style:family="text">
      <style:text-properties fo:language="es" fo:country="EC" fo:font-weight="bold" style:font-weight-asian="bold" style:font-weight-complex="bold"/>
    </style:style>
    <style:style style:name="T58"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capitulo2">4.5.9. CONTROLADORES</text:p>
      <text:p text:style-name="P9">Los controladores son el núcleo de nuestra aplicación, los controladores son los encargados de manejar los modelos y gestionar la información de las vistas, el controlador no es mas que una clase en PHP, el archivo de la clase debe tener un un nombre que se pueda asociar a una URL y el nombre de la clase debe iniciar con letra mayúscula debe extender a la clase <text:span text:style-name="T1">“CI_Controller”</text:span> y declarar una función constructora que ejecute la función constructora de <text:span text:style-name="T1">“CI_Controller”.</text:span></text:p>
      <text:p text:style-name="P9">Ejemplo de un controlador.</text:p>
      <text:p text:style-name="P1"><text:span text:style-name="T4">&lt;?php</text:span><text:span text:style-name="T8"> </text:span><text:span text:style-name="T10">if</text:span><text:span text:style-name="T8"> </text:span><text:span text:style-name="T17">(</text:span><text:span text:style-name="T8"> </text:span><text:span text:style-name="T17">!</text:span><text:span text:style-name="T8"> </text:span><text:span text:style-name="T24">defined</text:span><text:span text:style-name="T17">(</text:span><text:span text:style-name="T30">'BASEPATH'</text:span><text:span text:style-name="T17">))</text:span><text:span text:style-name="T8"> </text:span><text:span text:style-name="T10">exit</text:span><text:span text:style-name="T17">(</text:span><text:span text:style-name="T30">'No direct script access allowed'</text:span><text:span text:style-name="T17">)</text:span><text:span text:style-name="T37">;</text:span></text:p>
      <text:p text:style-name="P1"/>
      <text:p text:style-name="P1"><text:span text:style-name="T10">class</text:span><text:span text:style-name="T8"> Blog </text:span><text:span text:style-name="T10">extends</text:span><text:span text:style-name="T8"> CI_Controller </text:span><text:span text:style-name="T37">{</text:span></text:p>
      <text:p text:style-name="P1"/>
      <text:p text:style-name="P1"><text:span text:style-name="T8"><text:s text:c="8"/></text:span><text:span text:style-name="T10">public</text:span><text:span text:style-name="T8"> </text:span><text:span text:style-name="T10">function</text:span><text:span text:style-name="T8"> </text:span><text:span text:style-name="T24">__construct</text:span><text:span text:style-name="T17">()</text:span><text:span text:style-name="T37">{</text:span></text:p>
      <text:p text:style-name="P1"><text:span text:style-name="T8"><text:s text:c="16"/></text:span><text:span text:style-name="T10">parent</text:span><text:span text:style-name="T37">::</text:span><text:span text:style-name="T24">__construct</text:span><text:span text:style-name="T17">()</text:span><text:span text:style-name="T37">;</text:span></text:p>
      <text:p text:style-name="P1"><text:span text:style-name="T8"><text:s text:c="8"/></text:span><text:span text:style-name="T37">}</text:span></text:p>
      <text:p text:style-name="P16"/>
      <text:p text:style-name="P9"><text:span text:style-name="T43">La línea “</text:span><text:span text:style-name="T12">if</text:span><text:span text:style-name="T46"> </text:span><text:span text:style-name="T18">(</text:span><text:span text:style-name="T46"> </text:span><text:span text:style-name="T18">!</text:span><text:span text:style-name="T46"> </text:span><text:span text:style-name="T25">defined</text:span><text:span text:style-name="T18">(</text:span><text:span text:style-name="T31">'BASEPATH'</text:span><text:span text:style-name="T18">))</text:span><text:span text:style-name="T46"> </text:span><text:span text:style-name="T12">exit</text:span><text:span text:style-name="T18">(</text:span><text:span text:style-name="T31">'No direct script access allowed'</text:span><text:span text:style-name="T18">)</text:span><text:span text:style-name="T38">;</text:span><text:span text:style-name="T43">” no es obligatoria pero es recomendable incluirla al inicio de cualquier script PHP, esta línea comprueba que está definida la variable de entorno “BASEPATH”, el nombre del archivo es </text:span><text:span text:style-name="T50">“blog.php”.</text:span></text:p>
      <text:p text:style-name="P17"/>
      <text:p text:style-name="subcapitulo2"><text:bookmark-start text:name="__RefHeading__26705_475958974"/>4.5.10. FUNCIONES<text:bookmark-end text:name="__RefHeading__26705_475958974"/></text:p>
      <text:p text:style-name="P9"><text:span text:style-name="T51">De forma práctica los controladores representan una página del sitio y las funciones o métodos una sección de la misma, cuando el usuario accede a una página en el sitio lo hace a través de una URL esta indica el nombre del controlador , si no se especifica un nombre de función, por defecto se ejecuta la función</text:span><text:span text:style-name="T1"> “index” </text:span><text:span text:style-name="T51">del controlador, por esta razón se recomienda tener un método</text:span><text:span text:style-name="T1"> “index” </text:span><text:span text:style-name="T51">en todas las clases de controlador para evitar errores 404.</text:span></text:p>
      <text:p text:style-name="P9">Los nombres de las funciones también van dentro de la ruta URI a si mismo es posible enviarle parámetros a las funciones desde la URI, los parámetros son recibidos de forma automática por la función.</text:p>
      <text:p text:style-name="P9">Ejemplo funciones :</text:p>
      <text:p text:style-name="P1"><text:span text:style-name="T3">&lt;?php</text:span> <text:span text:style-name="T9">if</text:span> <text:span text:style-name="T16">(</text:span> <text:span text:style-name="T16">!</text:span> <text:span text:style-name="T23">defined</text:span><text:span text:style-name="T16">(</text:span><text:span text:style-name="T29">'BASEPATH'</text:span><text:span text:style-name="T16">))</text:span> <text:span text:style-name="T9">exit</text:span><text:span text:style-name="T16">(</text:span><text:span text:style-name="T29">'No direct script access allowed'</text:span><text:span text:style-name="T16">)</text:span><text:span text:style-name="T36">;</text:span></text:p>
      <text:p text:style-name="P1"><text:span text:style-name="T9">class</text:span> Noticias <text:span text:style-name="T9">extends</text:span> CI_Controller<text:span text:style-name="T36">{</text:span></text:p>
      <text:p text:style-name="P1"><text:s text:c="8"/><text:span text:style-name="T52">/**</text:span></text:p>
      <text:p text:style-name="P1"><text:s text:c="8"/>* función constructora</text:p>
      <text:p text:style-name="P1"><text:s text:c="8"/>*/</text:p>
      <text:p text:style-name="P1"><text:s text:c="8"/><text:span text:style-name="T9">public</text:span> <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oft-page-break/><text:s text:c="8"/><text:span text:style-name="T36">}</text:span></text:p>
      <text:p text:style-name="P1"><text:s text:c="8"/><text:span text:style-name="T52">/**</text:span></text:p>
      <text:p text:style-name="P1"><text:s text:c="8"/>* Función por defecto</text:p>
      <text:p text:style-name="P1"><text:tab/> <text:s/>* URL www.sitio.com/index.php/noticias</text:p>
      <text:p text:style-name="P1"><text:s text:c="8"/>*/</text:p>
      <text:p text:style-name="P1"><text:s text:c="8"/><text:span text:style-name="T9">public</text:span> <text:span text:style-name="T9">function</text:span> index<text:span text:style-name="T16">()</text:span><text:span text:style-name="T36">{</text:span></text:p>
      <text:p text:style-name="P1"><text:s text:c="16"/><text:span text:style-name="T9">print</text:span> <text:span text:style-name="T29">"Hola soy la función por defecto"</text:span><text:span text:style-name="T36">;</text:span></text:p>
      <text:p text:style-name="P1"><text:s text:c="8"/><text:span text:style-name="T36">}</text:span></text:p>
      <text:p text:style-name="P1"><text:s text:c="8"/><text:span text:style-name="T52">/**</text:span></text:p>
      <text:p text:style-name="P1"><text:s text:c="8"/>* Función normal</text:p>
      <text:p text:style-name="P1"><text:tab/> <text:s/>* URL www.sitio.com/index.php/noticias/articulos</text:p>
      <text:p text:style-name="P1"><text:s text:c="8"/>*/</text:p>
      <text:p text:style-name="P1"><text:s text:c="8"/><text:span text:style-name="T9">public</text:span> <text:span text:style-name="T9">function</text:span> articulos<text:span text:style-name="T16">()</text:span><text:span text:style-name="T36">{</text:span></text:p>
      <text:p text:style-name="P1"><text:s text:c="16"/><text:span text:style-name="T9">print</text:span> <text:span text:style-name="T29">"Listado de artículos"</text:span><text:span text:style-name="T36">;</text:span></text:p>
      <text:p text:style-name="P1"><text:s text:c="8"/><text:span text:style-name="T36">}</text:span></text:p>
      <text:p text:style-name="P1"><text:s text:c="8"/><text:span text:style-name="T52">/**</text:span></text:p>
      <text:p text:style-name="P1"><text:s text:c="8"/>* Función con parámetros</text:p>
      <text:p text:style-name="P1"><text:tab/> <text:s/>* URL www.sitio.com/index.php/noticias/articulo/23</text:p>
      <text:p text:style-name="P1"><text:s text:c="8"/>*/</text:p>
      <text:p text:style-name="P1"><text:s text:c="8"/><text:span text:style-name="T9">public</text:span> <text:span text:style-name="T9">function</text:span> articulo<text:span text:style-name="T16">(</text:span><text:span text:style-name="T53">$id</text:span><text:span text:style-name="T16">)</text:span><text:span text:style-name="T36">{</text:span></text:p>
      <text:p text:style-name="P1"><text:s text:c="16"/><text:span text:style-name="T9">print</text:span> <text:span text:style-name="T29">"Artículo Específico"</text:span></text:p>
      <text:p text:style-name="P1"><text:s text:c="8"/><text:span text:style-name="T36">}</text:span></text:p>
      <text:p text:style-name="P1">}</text:p>
      <text:p text:style-name="P1">?&gt;</text:p>
      <text:p text:style-name="P9">En el ejemplo anterior tenemos un controlador de una página llamada <text:span text:style-name="T1">Noticias </text:span>con cuatro funciones.</text:p>
      <text:list xml:id="list63615895" text:style-name="L1">
        <text:list-item>
          <text:p text:style-name="P10">La primera es la función constructora es la que se encarga de que la clase sea un objeto manipulable por CodeIgniter, no se lo puede invocar ya que es un constructor se ejecuta de manera automática.</text:p>
        </text:list-item>
        <text:list-item text:start-value="1">
          <text:p text:style-name="P10">La siguiente es una función por defecto, esta función se ejecuta si no se menciona el nombre de otra función de la clase en la URI</text:p>
        </text:list-item>
        <text:list-item>
          <text:p text:style-name="P10">Esta es una función normal en CodeIgniter, para ejecutar esta función es necesario indicar su nombre en la URI</text:p>
        </text:list-item>
        <text:list-item>
          <text:p text:style-name="P10">La ultima función necesita de un parámetro para ejecutarse este debe ser indicado en la URI al igual que el nombre de la función</text:p>
        </text:list-item>
      </text:list>
      <text:p text:style-name="P9"/>
      <text:p text:style-name="P9"><text:span text:style-name="T56">En el mismo ejemplo del controlador </text:span><text:span text:style-name="T57">“Noticias” </text:span><text:span text:style-name="T56">se especifica la URL con la que se accede a la función, en el caso de la ultima función se puede apreciar que el parámetro de la función esta indicado luego del nombre de la misma.</text:span></text:p>
      <text:p text:style-name="P17"/>
      <text:p text:style-name="subcapitulo2"><text:bookmark-start text:name="__RefHeading__26707_475958974"/>4.5.11. DEFINIR UN CONTROLADOR POR DEFECTO<text:bookmark-end text:name="__RefHeading__26707_475958974"/></text:p>
      <text:p text:style-name="P9">Para configurar un controlador por defecto es necesario modificar el archivo <text:span text:style-name="T1">“application/config/routes.php” </text:span>buscar la variable <text:span text:style-name="T1">“$route['default_controllre'] = 'Noticias';”</text:span>, esto es muy útil ya que garantiza que se muestre un contenido si el usuario <text:soft-page-break/>accede al sitio solo con el nombre del dominio, de no especificar esta variable cuando el usuario intente entrar al sitio solo con el nombre del dominio se muestra una pagina en blanco.</text:p>
      <text:p text:style-name="P17"/>
      <text:p text:style-name="subcapitulo2"><text:bookmark-start text:name="__RefHeading__26709_475958974"/>4.5.12. FUNCIONES PRIVADAS<text:bookmark-end text:name="__RefHeading__26709_475958974"/></text:p>
      <text:p text:style-name="P9">En muchas ocasiones es imprescindible el uso de funciones para ayudar a realizar una tarea, para crear una función privada es necesario crearla en con el ámbito <text:span text:style-name="T1">“private”</text:span>, el nombre de la función debe iniciar con un guión bajo <text:span text:style-name="T1">“_” </text:span>con esto no se podrá acceder a ella mediante la URL.</text:p>
      <text:p text:style-name="P9">Ejemplo:</text:p>
      <text:p text:style-name="P1"><text:span text:style-name="T3">&lt;?php</text:span> <text:span text:style-name="T9">if</text:span> <text:span text:style-name="T16">(</text:span> <text:span text:style-name="T16">!</text:span> <text:span text:style-name="T23">defined</text:span><text:span text:style-name="T16">(</text:span><text:span text:style-name="T29">'BASEPATH'</text:span><text:span text:style-name="T16">))</text:span> <text:span text:style-name="T9">exit</text:span><text:span text:style-name="T16">(</text:span><text:span text:style-name="T29">'No direct script access allowed'</text:span><text:span text:style-name="T16">)</text:span><text:span text:style-name="T36">;</text:span></text:p>
      <text:p text:style-name="P1"><text:span text:style-name="T9">class</text:span> Noticias <text:span text:style-name="T9">extends</text:span> CI_Controller<text:span text:style-name="T36">{</text:span></text:p>
      <text:p text:style-name="P1"><text:s text:c="8"/><text:span text:style-name="T52">/**</text:span></text:p>
      <text:p text:style-name="P1"><text:s text:c="8"/>* función constructora</text:p>
      <text:p text:style-name="P1"><text:s text:c="8"/>*/</text:p>
      <text:p text:style-name="P1"><text:s text:c="8"/><text:span text:style-name="T9">public</text:span> <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8"/><text:span text:style-name="T36">}</text:span></text:p>
      <text:p text:style-name="P1"><text:s text:c="8"/><text:span text:style-name="T52">/**</text:span></text:p>
      <text:p text:style-name="P1"><text:s text:c="8"/>* Función normal</text:p>
      <text:p text:style-name="P1"><text:s text:c="8"/>*/</text:p>
      <text:p text:style-name="P1"><text:s text:c="8"/><text:span text:style-name="T9">public</text:span> <text:span text:style-name="T9">function</text:span> articulos<text:span text:style-name="T16">()</text:span><text:span text:style-name="T36">{</text:span></text:p>
      <text:p text:style-name="P1"><text:s text:c="16"/><text:span text:style-name="T9">print</text:span> <text:span text:style-name="T53">$</text:span><text:span text:style-name="T9">this</text:span><text:span text:style-name="T16">-&gt;</text:span>_render<text:span text:style-name="T16">(</text:span><text:span text:style-name="T53">$</text:span><text:span text:style-name="T9">this</text:span><text:span text:style-name="T16">-&gt;</text:span><text:span text:style-name="T53">dbsitio</text:span><text:span text:style-name="T16">-&gt;</text:span>articulos<text:span text:style-name="T16">())</text:span><text:span text:style-name="T36">;</text:span></text:p>
      <text:p text:style-name="P1"><text:s text:c="8"/><text:span text:style-name="T36">}</text:span></text:p>
      <text:p text:style-name="P1"><text:s text:c="8"/><text:span text:style-name="T52">/**</text:span></text:p>
      <text:p text:style-name="P1"><text:s text:c="8"/>* función con privada</text:p>
      <text:p text:style-name="P1"><text:s text:c="8"/>*/</text:p>
      <text:p text:style-name="P1"><text:s text:c="8"/><text:span text:style-name="T9">private</text:span> <text:span text:style-name="T9">function</text:span> _render<text:span text:style-name="T16">(</text:span><text:span text:style-name="T53">$data</text:span><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view<text:span text:style-name="T16">(</text:span><text:span text:style-name="T29">'pagina'</text:span><text:span text:style-name="T16">,</text:span><text:span text:style-name="T53">$data</text:span><text:span text:style-name="T16">,</text:span>TRUE<text:span text:style-name="T16">)</text:span></text:p>
      <text:p text:style-name="P1"><text:s text:c="16"/><text:span text:style-name="T9">return</text:span> <text:span text:style-name="T53">$pagina</text:span><text:span text:style-name="T36">;</text:span></text:p>
      <text:p text:style-name="P1"><text:s text:c="8"/><text:span text:style-name="T36">}</text:span></text:p>
      <text:p text:style-name="P1">}</text:p>
      <text:p text:style-name="P1">?&gt;</text:p>
      <text:p text:style-name="P9">En el ejemplo anterior tenemos una clase con una función normal y una privada, se puede ver que la función normal recupera los datos y se lo pasa a la función privada para que cree las vistas, esta a su vez devuelve el HTML de la página.</text:p>
      <text:p text:style-name="P17"/>
      <text:p text:style-name="subcapitulo2"><text:bookmark-start text:name="__RefHeading__26711_475958974"/>4.5.13. VISTAS EN CODEIGNITER<text:bookmark-end text:name="__RefHeading__26711_475958974"/></text:p>
      <text:p text:style-name="P9">Las vistas no son más que una pagina HTML normal o una sección de la misma como la cabecera, el menú, el cuerpo, un articulo, el pie de página, etc. Dependiendo de las necesidades del desarrollador, las vistas solo pueden ser llamadas desde los controladores, si se intenta llamarlas desde otro punto de la aplicación simplemente la página no se ejecuta y muestra error.</text:p>
      <text:p text:style-name="P9"/>
      <text:p text:style-name="P9"><text:soft-page-break/><text:span text:style-name="T1">Como crear una vista: </text:span>Los archivos de las vistas se deben almacenar en la ruta <text:s/><text:span text:style-name="T1">“application/views” </text:span>y deben tener la extensión <text:span text:style-name="T1">“.php”</text:span>, el código de las vistas esta compuesto principalmente por código HTML, se puede incluir código PHP para mostrar los datos variables de la pagina como menús o información del sitio, una vista a nivel básico solo contiene código <text:span text:style-name="T1">HTML</text:span>.</text:p>
      <text:p text:style-name="P9">Ejemplo:</text:p>
      <text:p text:style-name="P1">&lt;?php</text:p>
      <text:p text:style-name="P1"><text:span text:style-name="T16">&lt;</text:span>html lang<text:span text:style-name="T16">=</text:span><text:span text:style-name="T29">"es"</text:span><text:span text:style-name="T16">&gt;</text:span></text:p>
      <text:p text:style-name="P1"><text:span text:style-name="T16">&lt;</text:span>meta charset<text:span text:style-name="T16">=</text:span><text:span text:style-name="T29">'utf-8'</text:span><text:span text:style-name="T16">&gt;</text:span> </text:p>
      <text:p text:style-name="P1"><text:span text:style-name="T16">&lt;</text:span>head<text:span text:style-name="T16">&gt;</text:span></text:p>
      <text:p text:style-name="P1"><text:s text:c="8"/><text:span text:style-name="T16">&lt;</text:span><text:span text:style-name="T23">title</text:span><text:span text:style-name="T16">&gt;</text:span>Una vista en CodeIgniter<text:span text:style-name="T16">&lt;/</text:span><text:span text:style-name="T23">title</text:span><text:span text:style-name="T16">&gt;</text:span></text:p>
      <text:p text:style-name="P1"><text:span text:style-name="T16">&lt;/</text:span>head<text:span text:style-name="T16">&gt;</text:span></text:p>
      <text:p text:style-name="P1"><text:span text:style-name="T16">&lt;</text:span>body<text:span text:style-name="T16">&gt;</text:span></text:p>
      <text:p text:style-name="P1"><text:s text:c="8"/>Esta es una vista en <text:s/>CodeIgniter</text:p>
      <text:p text:style-name="P1"><text:span text:style-name="T16">&lt;/</text:span>body<text:span text:style-name="T16">&gt;</text:span></text:p>
      <text:p text:style-name="P1"><text:span text:style-name="T16">&lt;/</text:span>html<text:span text:style-name="T16">&gt;</text:span></text:p>
      <text:p text:style-name="P1">?&gt;</text:p>
      <text:p text:style-name="P1"/>
      <text:p text:style-name="P9"><text:span text:style-name="T43">Se puede apreciar lo fácil que es crear una vista el único requisito es que la vista sea un fichero con la extensión </text:span><text:span text:style-name="T50">“.php”</text:span><text:span text:style-name="T43">.</text:span></text:p>
      <text:p text:style-name="P17"/>
      <text:p text:style-name="subcapitulo4"><text:bookmark-start text:name="__RefHeading__26713_475958974"/>4.5.2.13.1. CARGAR UNA VISTA EN CODEIGNITER<text:bookmark-end text:name="__RefHeading__26713_475958974"/></text:p>
      <text:p text:style-name="P9">Una vez comprendida lo que es una vista, es necesario indicar la forma de usarla para cargar una vista en CodeIgniter se usa el método <text:span text:style-name="T1">“view”</text:span> de la clase <text:span text:style-name="T1">“load“ </text:span>desde el controlador, el método <text:span text:style-name="T1">“view” </text:span>acepta como parámetro el nombre de la clase sin la extensión <text:span text:style-name="T1">“.php”</text:span>, veamos como se cargaría la vista anterior.</text:p>
      <text:p text:style-name="P18">Ejemplo:</text:p>
      <text:p text:style-name="P1"><text:span text:style-name="T5">&lt;?php</text:span><text:span text:style-name="T43"> </text:span><text:span text:style-name="T13">if</text:span><text:span text:style-name="T43"> </text:span><text:span text:style-name="T19">(</text:span><text:span text:style-name="T43"> </text:span><text:span text:style-name="T19">!</text:span><text:span text:style-name="T43"> </text:span><text:span text:style-name="T26">defined</text:span><text:span text:style-name="T19">(</text:span><text:span text:style-name="T32">'BASEPATH'</text:span><text:span text:style-name="T19">))</text:span><text:span text:style-name="T43"> </text:span><text:span text:style-name="T13">exit</text:span><text:span text:style-name="T19">(</text:span><text:span text:style-name="T32">'No direct script access allowed'</text:span><text:span text:style-name="T19">)</text:span><text:span text:style-name="T39">;</text:span></text:p>
      <text:p text:style-name="P1"><text:span text:style-name="T9">class</text:span> Noticias <text:span text:style-name="T9">extends</text:span> CI_Controller<text:span text:style-name="T36">{</text:span></text:p>
      <text:p text:style-name="P1"><text:s text:c="8"/><text:span text:style-name="T52">/**</text:span></text:p>
      <text:p text:style-name="P1"><text:s text:c="8"/>* función constructora</text:p>
      <text:p text:style-name="P1"><text:s text:c="8"/>*/</text:p>
      <text:p text:style-name="P1"><text:s text:c="8"/><text:span text:style-name="T9">public</text:span> <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8"/><text:span text:style-name="T36">}</text:span></text:p>
      <text:p text:style-name="P1"/>
      <text:p text:style-name="P1"><text:s text:c="8"/><text:span text:style-name="T52">/**</text:span></text:p>
      <text:p text:style-name="P1"><text:s text:c="8"/>* Funcion normal</text:p>
      <text:p text:style-name="P1"><text:s text:c="8"/>*/</text:p>
      <text:p text:style-name="P1"><text:s text:c="8"/><text:span text:style-name="T9">public</text:span> <text:span text:style-name="T9">function</text:span> index<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view<text:span text:style-name="T16">(</text:span><text:span text:style-name="T29">'mivista'</text:span><text:span text:style-name="T16">)</text:span><text:span text:style-name="T36">;</text:span></text:p>
      <text:p text:style-name="P1"><text:s text:c="8"/><text:span text:style-name="T36">}</text:span></text:p>
      <text:p text:style-name="P1">}</text:p>
      <text:p text:style-name="P9">CodeIgniter permite al desarrollador nombrar a las vistas como lo desee, a diferencia de los controladores que tienen un estándar para definir el nombre, las vistas no, la única restricción son los espacios en el nombre.</text:p>
      <text:p text:style-name="P9"><text:soft-page-break/>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9">Ejemplo:</text:p>
      <text:p text:style-name="P1"><text:span text:style-name="T5">&lt;?php</text:span><text:span text:style-name="T43"> </text:span><text:span text:style-name="T13">if</text:span><text:span text:style-name="T43"> </text:span><text:span text:style-name="T19">(</text:span><text:span text:style-name="T43"> </text:span><text:span text:style-name="T19">!</text:span><text:span text:style-name="T43"> </text:span><text:span text:style-name="T26">defined</text:span><text:span text:style-name="T19">(</text:span><text:span text:style-name="T32">'BASEPATH'</text:span><text:span text:style-name="T19">))</text:span><text:span text:style-name="T43"> </text:span><text:span text:style-name="T13">exit</text:span><text:span text:style-name="T19">(</text:span><text:span text:style-name="T32">'No direct script access allowed'</text:span><text:span text:style-name="T19">)</text:span><text:span text:style-name="T39">;</text:span></text:p>
      <text:p text:style-name="P1"><text:span text:style-name="T9">class</text:span> Noticias <text:span text:style-name="T9">extends</text:span> CI_Controller<text:span text:style-name="T36">{</text:span></text:p>
      <text:p text:style-name="P1"><text:s text:c="8"/><text:span text:style-name="T52">/**</text:span></text:p>
      <text:p text:style-name="P1"><text:s text:c="8"/>* función constructora</text:p>
      <text:p text:style-name="P1"><text:s text:c="8"/>*/</text:p>
      <text:p text:style-name="P1"><text:s text:c="8"/><text:span text:style-name="T9">public</text:span> <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8"/><text:span text:style-name="T36">}</text:span></text:p>
      <text:p text:style-name="P1"><text:s text:c="8"/><text:span text:style-name="T52">/**</text:span></text:p>
      <text:p text:style-name="P1"><text:s text:c="8"/>* Funcion normal que carga una vista</text:p>
      <text:p text:style-name="P1"><text:s text:c="8"/>*/</text:p>
      <text:p text:style-name="P1"><text:s text:c="8"/><text:span text:style-name="T9">public</text:span> <text:span text:style-name="T9">function</text:span> index<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view<text:span text:style-name="T16">(</text:span><text:span text:style-name="T29">'cabecera'</text:span><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view<text:span text:style-name="T16">(</text:span><text:span text:style-name="T29">'menu_superior'</text:span><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view<text:span text:style-name="T16">(</text:span><text:span text:style-name="T29">'barra_lateral'</text:span><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view<text:span text:style-name="T16">(</text:span><text:span text:style-name="T29">'articulos'</text:span><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view<text:span text:style-name="T16">(</text:span><text:span text:style-name="T29">'pie_pagina'</text:span><text:span text:style-name="T16">)</text:span><text:span text:style-name="T36">;</text:span></text:p>
      <text:p text:style-name="P1"><text:s text:c="8"/><text:span text:style-name="T36">}</text:span></text:p>
      <text:p text:style-name="P1">}</text:p>
      <text:p text:style-name="P1">?&gt;</text:p>
      <text:p text:style-name="P1"/>
      <text:p text:style-name="P9">Al final se obtendrá una página completa CodeIgniter concatena de forma automática las vistas en el orden en el que son llamadas en el controlador.</text:p>
      <text:p text:style-name="P9"/>
      <text:p text:style-name="subcapitulo4"><text:bookmark-start text:name="__RefHeading__26715_475958974"/>4.5.2.13.2. VISTAS EN SUBCARPETAS<text:bookmark-end text:name="__RefHeading__26715_475958974"/></text:p>
      <text:p text:style-name="P9"><text:span text:style-name="T43">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administrador y otro para las vistas de usuario, la forma de cargar las vistas es similar, lo único diferente es que se debe especificar el nombre de la carpeta seguido por una barra </text:span><text:span text:style-name="T50">“/” </text:span><text:span text:style-name="T43">y el nombre de la vista.</text:span></text:p>
      <text:p text:style-name="P9">Ejemplo:</text:p>
      <text:p text:style-name="P1"><text:span text:style-name="T5">&lt;?php</text:span><text:span text:style-name="T43"> </text:span><text:span text:style-name="T13">if</text:span><text:span text:style-name="T43"> </text:span><text:span text:style-name="T19">(</text:span><text:span text:style-name="T43"> </text:span><text:span text:style-name="T19">!</text:span><text:span text:style-name="T43"> </text:span><text:span text:style-name="T26">defined</text:span><text:span text:style-name="T19">(</text:span><text:span text:style-name="T32">'BASEPATH'</text:span><text:span text:style-name="T19">))</text:span><text:span text:style-name="T43"> </text:span><text:span text:style-name="T13">exit</text:span><text:span text:style-name="T19">(</text:span><text:span text:style-name="T32">'No direct script access allowed'</text:span><text:span text:style-name="T19">)</text:span><text:span text:style-name="T39">;</text:span></text:p>
      <text:p text:style-name="P1"><text:span text:style-name="T9">class</text:span> Noticias <text:span text:style-name="T9">extends</text:span> CI_Controller<text:span text:style-name="T36">{</text:span></text:p>
      <text:p text:style-name="P1"><text:s text:c="8"/><text:span text:style-name="T52">/**</text:span></text:p>
      <text:p text:style-name="P1"><text:s text:c="8"/>* función constructora</text:p>
      <text:p text:style-name="P1"><text:s text:c="8"/>*/</text:p>
      <text:p text:style-name="P1"><text:s text:c="8"/><text:span text:style-name="T9">public</text:span> <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8"/><text:span text:style-name="T36">}</text:span></text:p>
      <text:p text:style-name="P1"><text:s text:c="8"/><text:span text:style-name="T52">/**</text:span></text:p>
      <text:p text:style-name="P1"><text:soft-page-break/><text:s text:c="8"/>* Funcion normal que carga una vista</text:p>
      <text:p text:style-name="P1"><text:s text:c="8"/>*/</text:p>
      <text:p text:style-name="P1"><text:s text:c="8"/><text:span text:style-name="T9">public</text:span> <text:span text:style-name="T9">function</text:span> index<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view<text:span text:style-name="T16">(</text:span><text:span text:style-name="T29">'administrador/cabecera'</text:span><text:span text:style-name="T16">)</text:span><text:span text:style-name="T36">;</text:span> <text:s text:c="11"/></text:p>
      <text:p text:style-name="P1"><text:s text:c="8"/><text:span text:style-name="T36">}</text:span></text:p>
      <text:p text:style-name="P1">}</text:p>
      <text:p text:style-name="P1">?&gt;</text:p>
      <text:p text:style-name="P1"/>
      <text:p text:style-name="P17"/>
      <text:p text:style-name="subcapitulo4"><text:bookmark-start text:name="__RefHeading__26717_475958974"/>4.5.2.13.3. DATOS DINÁMICOS EN LAS VISTAS<text:bookmark-end text:name="__RefHeading__26717_475958974"/></text:p>
      <text:p text:style-name="P9"><text:span text:style-name="T43">Las vistas que solo contienen información estática son de muy poca utilidad, CodeIgniter nos permite crear las vistas con variables cuyos valores son subministrados <text:s/>por el controlador al momento de cargarlas.</text:span></text:p>
      <text:p text:style-name="P9"><text:span text:style-name="T43">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el método </text:span><text:span text:style-name="T50">“view”</text:span><text:span text:style-name="T43"> de la clase</text:span><text:span text:style-name="T50"> “load” </text:span><text:span text:style-name="T43">acepta un segundo parámetro que recibe los datos de la vista. </text:span></text:p>
      <text:p text:style-name="P19">Ejemplo:</text:p>
      <text:p text:style-name="P1"><text:span text:style-name="T6">&lt;?php</text:span><text:span text:style-name="T47"> </text:span><text:span text:style-name="T14">if</text:span><text:span text:style-name="T47"> </text:span><text:span text:style-name="T20">(</text:span><text:span text:style-name="T47"> </text:span><text:span text:style-name="T20">!</text:span><text:span text:style-name="T47"> </text:span><text:span text:style-name="T27">defined</text:span><text:span text:style-name="T20">(</text:span><text:span text:style-name="T33">'BASEPATH'</text:span><text:span text:style-name="T20">))</text:span><text:span text:style-name="T47"> </text:span><text:span text:style-name="T14">exit</text:span><text:span text:style-name="T20">(</text:span><text:span text:style-name="T33">'No direct script access allowed'</text:span><text:span text:style-name="T20">)</text:span><text:span text:style-name="T40">;</text:span></text:p>
      <text:p text:style-name="P1"><text:span text:style-name="T9">class</text:span> Noticias <text:span text:style-name="T9">extends</text:span> CI_Controller<text:span text:style-name="T36">{</text:span></text:p>
      <text:p text:style-name="P1"><text:s text:c="8"/><text:span text:style-name="T52">/**</text:span></text:p>
      <text:p text:style-name="P1"><text:s text:c="8"/>* función constructora</text:p>
      <text:p text:style-name="P1"><text:s text:c="8"/>*/</text:p>
      <text:p text:style-name="P1"><text:s text:c="8"/><text:span text:style-name="T9">public</text:span> <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8"/><text:span text:style-name="T36">}</text:span></text:p>
      <text:p text:style-name="P1"><text:s text:c="8"/><text:span text:style-name="T52">/**</text:span></text:p>
      <text:p text:style-name="P1"><text:s text:c="8"/>* Funcion normal que carga una vista</text:p>
      <text:p text:style-name="P1"><text:s text:c="8"/>*/</text:p>
      <text:p text:style-name="P1"><text:s text:c="8"/><text:span text:style-name="T9">public</text:span> <text:span text:style-name="T9">function</text:span> index<text:span text:style-name="T16">()</text:span><text:span text:style-name="T36">{</text:span></text:p>
      <text:p text:style-name="P1"><text:s text:c="16"/><text:span text:style-name="T53">$data</text:span> <text:span text:style-name="T16">=</text:span> <text:span text:style-name="T9">array</text:span><text:span text:style-name="T16">(</text:span></text:p>
      <text:p text:style-name="P1"><text:s text:c="24"/><text:span text:style-name="T29">'titulo'</text:span> <text:span text:style-name="T16">=&gt;</text:span> <text:span text:style-name="T29">'Noticias'</text:span><text:span text:style-name="T16">,</text:span> </text:p>
      <text:p text:style-name="P1"><text:s text:c="24"/><text:span text:style-name="T29">'titulo_articulo'</text:span> <text:span text:style-name="T16">=&gt;</text:span> <text:span text:style-name="T29">'mi primer artículo'</text:span><text:span text:style-name="T16">,</text:span> </text:p>
      <text:p text:style-name="P1"><text:s text:c="24"/><text:span text:style-name="T29">'articulo'</text:span> <text:span text:style-name="T16">=&gt;</text:span> <text:span text:style-name="T29">'cuerpo de mi primer artículo'</text:span><text:span text:style-name="T16">,</text:span> </text:p>
      <text:p text:style-name="P1"><text:s text:c="24"/><text:span text:style-name="T29">'fuente'</text:span> <text:span text:style-name="T16">=&gt;</text:span> <text:span text:style-name="T29">'Mi fuente'</text:span></text:p>
      <text:p text:style-name="P1"><text:s text:c="24"/><text:span text:style-name="T16">)</text:span><text:span text:style-name="T36">;</text:span></text:p>
      <text:p text:style-name="P1"><text:s text:c="32"/><text:span text:style-name="T53">$</text:span><text:span text:style-name="T9">this</text:span><text:span text:style-name="T16">-&gt;</text:span><text:span text:style-name="T53">load</text:span><text:span text:style-name="T16">-&gt;</text:span>view<text:span text:style-name="T16">(</text:span><text:span text:style-name="T29">'noticias'</text:span><text:span text:style-name="T16">,</text:span><text:span text:style-name="T53">$data</text:span><text:span text:style-name="T16">)</text:span><text:span text:style-name="T36">;</text:span> <text:s text:c="11"/></text:p>
      <text:p text:style-name="P1"><text:span text:style-name="T45"><text:s text:c="8"/></text:span><text:span text:style-name="T36">}</text:span></text:p>
      <text:p text:style-name="P1">}</text:p>
      <text:p text:style-name="P1">?&gt;</text:p>
      <text:p text:style-name="P1"/>
      <text:p text:style-name="P9">Los datos enviados a la vista también pueden ser arreglos, para recorrer el arreglo recibido se puede usar código PHP.</text:p>
      <text:p text:style-name="P17"/>
      <text:p text:style-name="subcapitulo4"><text:bookmark-start text:name="__RefHeading__26719_475958974"/>4.5.2.13.4. VISTAS COMO DATOS<text:bookmark-end text:name="__RefHeading__26719_475958974"/></text:p>
      <text:p text:style-name="P9"><text:span text:style-name="T44">En ocasiones puede ser que se necesite no mostrar la vista directamente al usuario para esto se puede usar el tercer parámetro del método </text:span><text:span text:style-name="T58">“view”</text:span><text:span text:style-name="T44">, es un método booleano que </text:span><text:soft-page-break/><text:span text:style-name="T44">indica si la vista se devuelve como datos o no.</text:span></text:p>
      <text:p text:style-name="P9">Ejemplo:</text:p>
      <text:p text:style-name="P1"><text:span text:style-name="T6">&lt;?php</text:span><text:span text:style-name="T47"> </text:span><text:span text:style-name="T14">if</text:span><text:span text:style-name="T47"> </text:span><text:span text:style-name="T20">(</text:span><text:span text:style-name="T47"> </text:span><text:span text:style-name="T20">!</text:span><text:span text:style-name="T47"> </text:span><text:span text:style-name="T27">defined</text:span><text:span text:style-name="T20">(</text:span><text:span text:style-name="T33">'BASEPATH'</text:span><text:span text:style-name="T20">))</text:span><text:span text:style-name="T47"> </text:span><text:span text:style-name="T14">exit</text:span><text:span text:style-name="T20">(</text:span><text:span text:style-name="T33">'No direct script access allowed'</text:span><text:span text:style-name="T20">)</text:span><text:span text:style-name="T40">;</text:span></text:p>
      <text:p text:style-name="P1"><text:span text:style-name="T9">class</text:span> Noticias <text:span text:style-name="T9">extends</text:span> CI_Controller<text:span text:style-name="T36">{</text:span></text:p>
      <text:p text:style-name="P1"><text:s text:c="8"/><text:span text:style-name="T52">/**</text:span></text:p>
      <text:p text:style-name="P1"><text:s text:c="8"/>* función constructora</text:p>
      <text:p text:style-name="P1"><text:s text:c="8"/>*/</text:p>
      <text:p text:style-name="P1"><text:s text:c="8"/><text:span text:style-name="T9">public</text:span> <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8"/><text:span text:style-name="T36">}</text:span></text:p>
      <text:p text:style-name="P1"><text:s text:c="8"/><text:span text:style-name="T52">/**</text:span></text:p>
      <text:p text:style-name="P1"><text:s text:c="8"/>* Función normal que carga una vista</text:p>
      <text:p text:style-name="P1"><text:s text:c="8"/>*/</text:p>
      <text:p text:style-name="P1"><text:s text:c="8"/><text:span text:style-name="T9">public</text:span> <text:span text:style-name="T9">function</text:span> index<text:span text:style-name="T16">()</text:span><text:span text:style-name="T36">{</text:span></text:p>
      <text:p text:style-name="P1"><text:s text:c="16"/><text:span text:style-name="T53">$data</text:span> <text:span text:style-name="T16">=</text:span> <text:span text:style-name="T9">array</text:span><text:span text:style-name="T16">(</text:span></text:p>
      <text:p text:style-name="P1"><text:s text:c="24"/><text:span text:style-name="T29">'titulo'</text:span> <text:span text:style-name="T16">=&gt;</text:span> <text:span text:style-name="T29">'Noticias'</text:span><text:span text:style-name="T16">,</text:span> </text:p>
      <text:p text:style-name="P1"><text:s text:c="24"/><text:span text:style-name="T29">'titulo_articulo'</text:span> <text:span text:style-name="T16">=&gt;</text:span> <text:span text:style-name="T29">'mi primer artículo'</text:span><text:span text:style-name="T16">,</text:span> </text:p>
      <text:p text:style-name="P1"><text:s text:c="24"/><text:span text:style-name="T29">'articulo'</text:span> <text:span text:style-name="T16">=&gt;</text:span> <text:span text:style-name="T29">'cuerpo de mi primer artículo'</text:span><text:span text:style-name="T16">,</text:span> </text:p>
      <text:p text:style-name="P1"><text:s text:c="24"/><text:span text:style-name="T29">'fuente'</text:span> <text:span text:style-name="T16">=&gt;</text:span> <text:span text:style-name="T29">'Mi fuente'</text:span></text:p>
      <text:p text:style-name="P1"><text:s text:c="24"/><text:span text:style-name="T16">)</text:span><text:span text:style-name="T36">;</text:span></text:p>
      <text:p text:style-name="P1"><text:s text:c="32"/><text:span text:style-name="T53">$html</text:span> <text:span text:style-name="T16">=</text:span> <text:span text:style-name="T53">$</text:span><text:span text:style-name="T9">this</text:span><text:span text:style-name="T16">-&gt;</text:span><text:span text:style-name="T53">load</text:span><text:span text:style-name="T16">-&gt;</text:span>view<text:span text:style-name="T16">(</text:span><text:span text:style-name="T29">'noticias'</text:span><text:span text:style-name="T16">,</text:span><text:span text:style-name="T53">$data</text:span><text:span text:style-name="T16">,</text:span>TRUE<text:span text:style-name="T16">)</text:span><text:span text:style-name="T36">;</text:span> <text:s text:c="14"/></text:p>
      <text:p text:style-name="P1"><text:s text:c="16"/><text:span text:style-name="T9">print</text:span> <text:span text:style-name="T53">$html</text:span><text:span text:style-name="T36">;</text:span></text:p>
      <text:p text:style-name="P1"><text:s text:c="8"/><text:span text:style-name="T36">}</text:span></text:p>
      <text:p text:style-name="P1">}?&gt;</text:p>
      <text:p text:style-name="P9"><text:span text:style-name="T43">En caso de que se envíe como tercer parámetro </text:span><text:span text:style-name="T50">“FALSE”</text:span><text:span text:style-name="T43">, la vista se mostrará al usuario de forma normal.</text:span></text:p>
      <text:p text:style-name="P17"/>
      <text:p text:style-name="P17"/>
      <text:p text:style-name="subcapitulo2"><text:bookmark-start text:name="__RefHeading__26721_475958974"/>4.5.14. MODELOS EN CODEIGNITER<text:bookmark-end text:name="__RefHeading__26721_475958974"/></text:p>
      <text:p text:style-name="P9">Los modelos son la parte primaria de una aplicación 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p>
      <text:p text:style-name="P9">Un modelo es una clase que hereda o extiende a la clase <text:span text:style-name="T1">“CI_Model” </text:span>de la misma forma que el controlador es necesario la definición de la función constructora.</text:p>
      <text:p text:style-name="P9">Ejemplo:</text:p>
      <text:p text:style-name="P1"><text:span text:style-name="T3">&lt;?php</text:span> <text:span text:style-name="T9">if</text:span> <text:span text:style-name="T16">(</text:span> <text:span text:style-name="T16">!</text:span> <text:span text:style-name="T23">defined</text:span><text:span text:style-name="T16">(</text:span><text:span text:style-name="T29">'BASEPATH'</text:span><text:span text:style-name="T16">))</text:span> <text:span text:style-name="T9">exit</text:span><text:span text:style-name="T16">(</text:span><text:span text:style-name="T29">'No direct script access allowed'</text:span><text:span text:style-name="T16">)</text:span><text:span text:style-name="T36">;</text:span></text:p>
      <text:p text:style-name="P1"><text:span text:style-name="T9">class</text:span> mimodelo <text:span text:style-name="T9">extends</text:span> CI_Model<text:span text:style-name="T36">{</text:span></text:p>
      <text:p text:style-name="P1"><text:s text:c="8"/><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8"/><text:span text:style-name="T36">}</text:span></text:p>
      <text:p text:style-name="P1">}</text:p>
      <text:p text:style-name="P1">?&gt;</text:p>
      <text:p text:style-name="P9"/>
      <text:p text:style-name="subcapitulo3"><text:bookmark-start text:name="__RefHeading__26723_475958974"/>4.5.14.1. Cargar un modelo<text:bookmark-end text:name="__RefHeading__26723_475958974"/></text:p>
      <text:p text:style-name="P9"><text:soft-page-break/>Un modelo solo puede ser cargado únicamente por un controlador, si se intenta cargarlo desde otro lugar, la aplicación no funcionará, para cargar el modelo se usa el método <text:span text:style-name="T1">“model”</text:span> de la clase <text:span text:style-name="T1">“load” </text:span>seguido por el nombre del modelo, se recomienda hacerlo dentro del constructor de la clase.</text:p>
      <text:p text:style-name="P9">Ejemplo:</text:p>
      <text:p text:style-name="P1"><text:span text:style-name="T3">&lt;?php</text:span> <text:span text:style-name="T9">if</text:span> <text:span text:style-name="T16">(</text:span> <text:span text:style-name="T16">!</text:span> <text:span text:style-name="T23">defined</text:span><text:span text:style-name="T16">(</text:span><text:span text:style-name="T29">'BASEPATH'</text:span><text:span text:style-name="T16">))</text:span> <text:span text:style-name="T9">exit</text:span><text:span text:style-name="T16">(</text:span><text:span text:style-name="T29">'No direct script access allowed'</text:span><text:span text:style-name="T16">)</text:span><text:span text:style-name="T36">;</text:span></text:p>
      <text:p text:style-name="P1"><text:span text:style-name="T9">class</text:span> Noticias <text:span text:style-name="T9">extends</text:span> CI_Controller<text:span text:style-name="T36">{</text:span></text:p>
      <text:p text:style-name="P1"><text:s text:c="8"/><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model<text:span text:style-name="T16">(</text:span><text:span text:style-name="T29">'mimodelo'</text:span><text:span text:style-name="T16">)</text:span><text:span text:style-name="T36">;</text:span></text:p>
      <text:p text:style-name="P1"><text:s text:c="8"/><text:span text:style-name="T36">}</text:span></text:p>
      <text:p text:style-name="P1">}</text:p>
      <text:p text:style-name="P1">?&gt;</text:p>
      <text:p text:style-name="P9">Para conectarse a una base de datos CodeIgniter posee un fichero de configuración en <text:span text:style-name="T1">“application/config/database.php” </text:span>en el que se especifican los parámetros <text:s/>de la configuración siendo los más importantes:</text:p>
      <text:p text:style-name="P2">&lt;?php</text:p>
      <text:p text:style-name="P1"><text:span text:style-name="T53">$active_group</text:span> <text:span text:style-name="T16">=</text:span> <text:span text:style-name="T29">'default'</text:span><text:span text:style-name="T36">;</text:span></text:p>
      <text:p text:style-name="P1"><text:span text:style-name="T53">$active_record</text:span> <text:span text:style-name="T16">=</text:span> TRUE<text:span text:style-name="T36">;</text:span></text:p>
      <text:p text:style-name="P1"><text:span text:style-name="T53">$db</text:span><text:span text:style-name="T16">[</text:span><text:span text:style-name="T29">'default'</text:span><text:span text:style-name="T16">][</text:span><text:span text:style-name="T29">'hostname'</text:span><text:span text:style-name="T16">]</text:span> <text:span text:style-name="T16">=</text:span> <text:span text:style-name="T29">'localhost'</text:span><text:span text:style-name="T36">;</text:span></text:p>
      <text:p text:style-name="P1"><text:span text:style-name="T53">$db</text:span><text:span text:style-name="T16">[</text:span><text:span text:style-name="T29">'default'</text:span><text:span text:style-name="T16">][</text:span><text:span text:style-name="T29">'username'</text:span><text:span text:style-name="T16">]</text:span> <text:span text:style-name="T16">=</text:span> <text:span text:style-name="T29">'root'</text:span><text:span text:style-name="T36">;</text:span></text:p>
      <text:p text:style-name="P1"><text:span text:style-name="T53">$db</text:span><text:span text:style-name="T16">[</text:span><text:span text:style-name="T29">'default'</text:span><text:span text:style-name="T16">][</text:span><text:span text:style-name="T29">'password'</text:span><text:span text:style-name="T16">]</text:span> <text:span text:style-name="T16">=</text:span> <text:span text:style-name="T29">'miclave'</text:span><text:span text:style-name="T36">;</text:span></text:p>
      <text:p text:style-name="P1"><text:span text:style-name="T53">$db</text:span><text:span text:style-name="T16">[</text:span><text:span text:style-name="T29">'default'</text:span><text:span text:style-name="T16">][</text:span><text:span text:style-name="T29">'database'</text:span><text:span text:style-name="T16">]</text:span> <text:span text:style-name="T16">=</text:span> <text:span text:style-name="T29">'liposerv_ispade'</text:span><text:span text:style-name="T36">;</text:span></text:p>
      <text:p text:style-name="P1"><text:span text:style-name="T53">$db</text:span><text:span text:style-name="T16">[</text:span><text:span text:style-name="T29">'default'</text:span><text:span text:style-name="T16">][</text:span><text:span text:style-name="T29">'dbdriver'</text:span><text:span text:style-name="T16">]</text:span> <text:span text:style-name="T16">=</text:span> <text:span text:style-name="T29">'mysql'</text:span><text:span text:style-name="T36">;</text:span></text:p>
      <text:p text:style-name="P4">?&gt;</text:p>
      <text:p text:style-name="P9"/>
      <text:p text:style-name="subcapitulo2"><text:bookmark-start text:name="__RefHeading__26725_475958974"/>4.5.15. USAR LOS HELPERS DE CODEIGNITER<text:bookmark-end text:name="__RefHeading__26725_475958974"/></text:p>
      <text:p text:style-name="P9">Los <text:span text:style-name="T1">“helpers”</text:span> son elementos que ayudan con determinadas tareas como crear formularios, manejo de URI, manejo de fechas, manejo textos, etc. En CodeIgniter los “<text:span text:style-name="T1">helpers” </text:span>no están escritos en formato orientado a objetos, son ficheros de código PHP que contienen funciones sin dependencia con otras funciones, los helpers están ubicados en la ruta <text:span text:style-name="T1">“system/helpers”</text:span> o <text:span text:style-name="T1">“application/helpers</text:span>”,<text:span text:style-name="T1"> </text:span>cuando el desarrollador crea sus propio helpers los ubica en la segunda ruta lugar en el que CodeIgniter buscará primero de no encontrarlo en esa ruta buscara en la ruta principal.</text:p>
      <text:p text:style-name="P9"/>
      <text:p text:style-name="subcapitulo3"><text:bookmark-start text:name="__RefHeading__26727_475958974"/>4.5.15.1. Cargar un helper<text:bookmark-end text:name="__RefHeading__26727_475958974"/></text:p>
      <text:p text:style-name="P9"><text:span text:style-name="T43">Para cargar un helper se usa el método </text:span>“helper” <text:span text:style-name="T43">de la clase </text:span>“load” <text:span text:style-name="T43">pasando como parámetro el nombre del helper, se recomienda cargar los helpers en el constructor de la clase.</text:span></text:p>
      <text:p text:style-name="P9">Ejemplo:</text:p>
      <text:p text:style-name="P1"><text:span text:style-name="T5">&lt;?php</text:span><text:span text:style-name="T43"> </text:span><text:span text:style-name="T13">if</text:span><text:span text:style-name="T43"> </text:span><text:span text:style-name="T19">(</text:span><text:span text:style-name="T43"> </text:span><text:span text:style-name="T19">!</text:span><text:span text:style-name="T43"> </text:span><text:span text:style-name="T26">defined</text:span><text:span text:style-name="T19">(</text:span><text:span text:style-name="T32">'BASEPATH'</text:span><text:span text:style-name="T19">))</text:span><text:span text:style-name="T43"> </text:span><text:span text:style-name="T13">exit</text:span><text:span text:style-name="T19">(</text:span><text:span text:style-name="T32">'No direct script access allowed'</text:span><text:span text:style-name="T19">)</text:span><text:span text:style-name="T39">;</text:span></text:p>
      <text:p text:style-name="P1"><text:soft-page-break/><text:span text:style-name="T9">class</text:span> Noticias <text:span text:style-name="T9">extends</text:span> CI_Controller<text:span text:style-name="T36">{</text:span></text:p>
      <text:p text:style-name="P1"><text:s text:c="8"/><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helper<text:span text:style-name="T16">(</text:span><text:span text:style-name="T29">'url'</text:span><text:span text:style-name="T16">)</text:span><text:span text:style-name="T36">;</text:span></text:p>
      <text:p text:style-name="P1"><text:s text:c="8"/><text:span text:style-name="T36">}</text:span></text:p>
      <text:p text:style-name="P1">}?&gt;</text:p>
      <text:p text:style-name="P17"/>
      <text:p text:style-name="subcapitulo3"><text:bookmark-start text:name="__RefHeading__26729_475958974"/>4.5.15.2. Modo de uso helper de codeigniter<text:bookmark-end text:name="__RefHeading__26729_475958974"/></text:p>
      <text:p text:style-name="P9">Para usar un helper se accede a sus funciones en la forma convencional de invocar a una función PHP, vasta con escribir el nombre de una función contenida en el helper directamente en el código y pasarle los parámetros requeridos por la misma.</text:p>
      <text:p text:style-name="P9"/>
      <text:p text:style-name="subcapitulo2"><text:bookmark-start text:name="__RefHeading__26731_475958974"/>4.5.16. USAR LAS BIBLIOTECAS DE CODEIGNITER<text:bookmark-end text:name="__RefHeading__26731_475958974"/></text:p>
      <text:p text:style-name="P9">Las bibliotecas de CodeIgniter son una versión más potente de los helpers permiten trabajar con formularios, archivos, sesiones, carritos de compras, etc.</text:p>
      <text:p text:style-name="P9"><text:span text:style-name="T51">Las bibliotecas están ubicadas en </text:span><text:span text:style-name="T1">“system/libraries” </text:span><text:span text:style-name="T51">para cargar cualquiera de estas bibliotecas se usa el método </text:span><text:span text:style-name="T1">“library”</text:span><text:span text:style-name="T51"> de la clase </text:span><text:span text:style-name="T1">“load“.</text:span></text:p>
      <text:p text:style-name="P9">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9">Ejemplo:</text:p>
      <text:p text:style-name="P1"><text:span text:style-name="T7">&lt;?php</text:span><text:span text:style-name="T48"> </text:span><text:span text:style-name="T15">if</text:span><text:span text:style-name="T48"> </text:span><text:span text:style-name="T21">(</text:span><text:span text:style-name="T48"> </text:span><text:span text:style-name="T21">!</text:span><text:span text:style-name="T48"> </text:span><text:span text:style-name="T28">defined</text:span><text:span text:style-name="T21">(</text:span><text:span text:style-name="T35">'BASEPATH'</text:span><text:span text:style-name="T21">))</text:span><text:span text:style-name="T48"> </text:span><text:span text:style-name="T15">exit</text:span><text:span text:style-name="T21">(</text:span><text:span text:style-name="T35">'No direct script access allowed'</text:span><text:span text:style-name="T21">)</text:span><text:span text:style-name="T41">;</text:span></text:p>
      <text:p text:style-name="P1"><text:span text:style-name="T9">class</text:span> Noticias <text:span text:style-name="T9">extends</text:span> CI_Controller<text:span text:style-name="T36">{</text:span></text:p>
      <text:p text:style-name="P1"><text:s text:c="8"/><text:span text:style-name="T9">function</text:span> <text:span text:style-name="T23">__construct</text:span><text:span text:style-name="T16">()</text:span><text:span text:style-name="T36">{</text:span></text:p>
      <text:p text:style-name="P1"><text:s text:c="16"/><text:span text:style-name="T9">parent</text:span><text:span text:style-name="T36">::</text:span><text:span text:style-name="T23">__construct</text:span><text:span text:style-name="T16">()</text:span><text:span text:style-name="T36">;</text:span></text:p>
      <text:p text:style-name="P1"><text:s text:c="16"/><text:span text:style-name="T53">$</text:span><text:span text:style-name="T9">this</text:span><text:span text:style-name="T16">-&gt;</text:span><text:span text:style-name="T53">load</text:span><text:span text:style-name="T16">-&gt;</text:span>libary<text:span text:style-name="T16">(</text:span><text:span text:style-name="T29">'Email'</text:span><text:span text:style-name="T16">)</text:span><text:span text:style-name="T36">;</text:span></text:p>
      <text:p text:style-name="P1"><text:s text:c="8"/><text:span text:style-name="T36">}</text:span></text:p>
      <text:p text:style-name="P1"><text:s text:c="8"/><text:span text:style-name="T52">/**</text:span></text:p>
      <text:p text:style-name="P1"><text:s text:c="8"/>* Uso de bliblioteca </text:p>
      <text:p text:style-name="P1"><text:s text:c="8"/>*/</text:p>
      <text:p text:style-name="P1"><text:s text:c="8"/><text:span text:style-name="T9">public</text:span> <text:span text:style-name="T9">function</text:span> index<text:span text:style-name="T16">()</text:span><text:span text:style-name="T36">{</text:span></text:p>
      <text:p text:style-name="P1"><text:s text:c="16"/><text:span text:style-name="T53">$</text:span><text:span text:style-name="T9">this</text:span><text:span text:style-name="T16">-&gt;</text:span><text:span text:style-name="T53">email</text:span><text:span text:style-name="T16">-&gt;</text:span>from<text:span text:style-name="T16">(</text:span><text:span text:style-name="T29">'eduardouio7@gmail.com'</text:span><text:span text:style-name="T16">)</text:span><text:span text:style-name="T36">;</text:span></text:p>
      <text:p text:style-name="P1"><text:s text:c="16"/><text:span text:style-name="T53">$</text:span><text:span text:style-name="T9">this</text:span><text:span text:style-name="T16">-&gt;</text:span><text:span text:style-name="T53">email</text:span><text:span text:style-name="T16">-&gt;</text:span>to<text:span text:style-name="T16">(</text:span><text:span text:style-name="T29">'ev_villota@hotmail.com'</text:span><text:span text:style-name="T16">)</text:span><text:span text:style-name="T36">;</text:span></text:p>
      <text:p text:style-name="P1"><text:s text:c="16"/><text:span text:style-name="T53">$</text:span><text:span text:style-name="T9">this</text:span><text:span text:style-name="T16">-&gt;</text:span><text:span text:style-name="T53">email</text:span><text:span text:style-name="T16">-&gt;</text:span>subject<text:span text:style-name="T16">(</text:span><text:span text:style-name="T29">'uso de una librería'</text:span><text:span text:style-name="T16">)</text:span><text:span text:style-name="T36">;</text:span></text:p>
      <text:p text:style-name="P1"><text:s text:c="16"/><text:span text:style-name="T53">$</text:span><text:span text:style-name="T9">this</text:span><text:span text:style-name="T16">-&gt;</text:span><text:span text:style-name="T53">email</text:span><text:span text:style-name="T16">-&gt;</text:span>message<text:span text:style-name="T16">(</text:span><text:span text:style-name="T29">'Primer uso de una librería'</text:span><text:span text:style-name="T16">)</text:span></text:p>
      <text:p text:style-name="P1"><text:s text:c="8"/><text:span text:style-name="T36">}</text:span></text:p>
      <text:p text:style-name="P1">}</text:p>
      <text:p text:style-name="P1">?&gt;</text:p>
      <text:p text:style-name="P9"/>
      <text:p text:style-name="P9"/>
      <text:p text:style-name="subcapitulo2"><text:bookmark-start text:name="__RefHeading__26733_475958974"/>4.5.17. CARGAR AUTOMÁTICAMENTE RECURSOS EN CODEIGNITER<text:bookmark-end text:name="__RefHeading__26733_475958974"/></text:p>
      <text:p text:style-name="P9">CodeIgniter cuenta con un sistema de auto-carga de recursos a la aplicación, se puede <text:soft-page-break/>especificar los helpers, librerías, lenguajes, archivos de configuración y modelos a cargar desde el fichero <text:span text:style-name="T1">“application/config/autoload.php” </text:span>si se desea cargar más de un elemento de un tipo se debe separar el nombre por una coma, los nombres deben estar en forma de cadena dentro de un arreglo. <text:span text:style-name="T1"><text:s/></text:span><text:tab/></text:p>
      <text:p text:style-name="P17"/>
      <text:p text:style-name="subcapitulo2"><text:bookmark-start text:name="__RefHeading__26735_475958974"/>4.5.18. RUTEO URI<text:bookmark-end text:name="__RefHeading__26735_475958974"/></text:p>
      <text:p text:style-name="P9">Cada una de las rutas de nuestro sitio tiene una correspondencia de uno a uno entre la cadena de la URL y una clase/método, cada trozo de texto contenido entre barras “/text/” se conoce como segmento, los segmentos de la URI siguen este patrón.</text:p>
      <text:p text:style-name="P20">sitio.com/index.php/clase/funcion/id</text:p>
      <text:p text:style-name="P9">El texto <text:span text:style-name="T1">“clase”</text:span> es el primer segmento de la URI, <text:span text:style-name="T1">“función”</text:span> es el segundo segmento, y <text:span text:style-name="T1">“id”</text:span> es el tercer segmento a partir de este segmento todos son parámetros, no se toma en cuenta <text:span text:style-name="T1">“sitio.com/index.php” </text:span>por ser la raíz del sitio.</text:p>
      <text:p text:style-name="P9">CodeIgniter permite remapear una URI, para que en lugar de llamar a la clase/función descrita en su texto, invoque a una diferente, un ejemplo ayudará a comprenderlo mejor:</text:p>
      <text:p text:style-name="P20">sitio.com/index.php/noticia/1</text:p>
      <text:p text:style-name="P20">sitio.com/index.php/noticia/2</text:p>
      <text:p text:style-name="P20">sitio.com/index.php/noticia/3</text:p>
      <text:p text:style-name="P9">En las tres direcciones descritas anteriormente <text:s/>se establece como segundo segmento un identificador en lugar del nombre de la función, CodeIgniter se encarga de delegar a la función del controlador <text:span text:style-name="T1">“noticia” </text:span>los parámetros que necesita para devolver la información.</text:p>
      <text:p text:style-name="P9"/>
      <text:p text:style-name="P9"/>
      <text:p text:style-name="subcapitulo3"><text:bookmark-start text:name="__RefHeading__26737_475958974"/>4.5.18.1. 4reglas de ruteo<text:bookmark-end text:name="__RefHeading__26737_475958974"/></text:p>
      <text:p text:style-name="P9">Permite cambiar el comportamiento por defecto de una URI, las reglas de ruteo están en <text:span text:style-name="T1">“application/config/routes.php” </text:span>es posible modificar las rutas con comodines y expresiones regulares, en este documento se estudiara solamente la primera por ser la que se va a usar.</text:p>
      <text:p text:style-name="P9">Existen dos tipos de comodines que se puede usar para remapear las URIs.</text:p>
      <text:list xml:id="list1151452192" text:style-name="L7">
        <text:list-item>
          <text:p text:style-name="P11">(:num) <text:span text:style-name="T43">Busca una coincidencia en un segmento que contenga solo números</text:span></text:p>
        </text:list-item>
        <text:list-item text:start-value="1">
          <text:p text:style-name="P11"><text:soft-page-break/>(:any) <text:span text:style-name="T43">Busca una coincidencia en un segmento que contenga cualquier texto</text:span></text:p>
        </text:list-item>
      </text:list>
      <text:p text:style-name="P9">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9">Ejemplos:</text:p>
      <text:p text:style-name="P1"><text:span text:style-name="T54">$route</text:span><text:span text:style-name="T17">[</text:span><text:span text:style-name="T30">'informativo'</text:span><text:span text:style-name="T17">]</text:span><text:span text:style-name="T8"> </text:span><text:span text:style-name="T17">=</text:span><text:span text:style-name="T8"> </text:span><text:span text:style-name="T30">"noticias"</text:span><text:span text:style-name="T37">;</text:span></text:p>
      <text:p text:style-name="P1"><text:span text:style-name="T54">$route</text:span><text:span text:style-name="T17">[</text:span><text:span text:style-name="T30">'informativo/actualidad'</text:span><text:span text:style-name="T17">]</text:span><text:span text:style-name="T8"> </text:span><text:span text:style-name="T17">=</text:span><text:span text:style-name="T8"> </text:span><text:span text:style-name="T30">"noticias/noticia/23"</text:span><text:span text:style-name="T37">;</text:span></text:p>
      <text:p text:style-name="P1"><text:span text:style-name="T54">$route</text:span><text:span text:style-name="T17">[</text:span><text:span text:style-name="T30">'informativo/(:any)'</text:span><text:span text:style-name="T17">]</text:span><text:span text:style-name="T8"> </text:span><text:span text:style-name="T17">=</text:span><text:span text:style-name="T8"> </text:span><text:span text:style-name="T30">"noticias/listar"</text:span><text:span text:style-name="T37">;</text:span></text:p>
      <text:p text:style-name="P1"><text:span text:style-name="T54">$route</text:span><text:span text:style-name="T17">[</text:span><text:span text:style-name="T30">'informativo/(:num)'</text:span><text:span text:style-name="T17">]</text:span><text:span text:style-name="T49"> </text:span><text:span text:style-name="T17">=</text:span><text:span text:style-name="T49"> </text:span><text:span text:style-name="T30">"noticias/noticia/</text:span><text:span text:style-name="T54">$1</text:span><text:span text:style-name="T30">"</text:span><text:span text:style-name="T37">;</text:span></text:p>
      <text:p text:style-name="P5"/>
      <text:p text:style-name="P9">En el primer ejemplo se rutea el segmento informativo a noticias, en el segundo se rutea al controlador y la función añadiendo un parámetro a la misma, en la tercera ruta se rutea informativo por noticias, el resto de texto se reemplaza por en nombre de la función listar, en el último ejemplo <text:s/>se rutea informativo por noticias se establece el nombre de la función y se pasa el parámetro recibido en la URI original.</text:p>
      <text:p text:style-name="P17"/>
      <text:p text:style-name="subcapitulo2"><text:bookmark-start text:name="__RefHeading__26739_475958974"/>4.5.19. MANEJO DE ERRORES EN CODEIGNITER<text:bookmark-end text:name="__RefHeading__26739_475958974"/></text:p>
      <text:p text:style-name="P9">Los errores son imprescindibles en una aplicación, ocurren por diferentes motivos generalmente ocasionados por el usuario o una falla en el sistema, es recomendable controlarlos para esto CodeIgniter provee de tres funciones:</text:p>
      <text:p text:style-name="P20">show_error('mensaje'[,int $codigo_estado = 500])</text:p>
      <text:p text:style-name="P9">Esta función permite generar un mensaje de error los parámetros que acepta son el mensaje a mostrar y el código HTTP enviado al navegador.</text:p>
      <text:p text:style-name="P20">show_404('pagina[,'log_error'])</text:p>
      <text:p text:style-name="P9">Esta función permite mostrar el error 404 de página no encontrada, acepta como parámetros el nombre de la pagina y un texto que se incluye en el log del sistema.</text:p>
      <text:p text:style-name="P20">log_message('nivel','mensaje')</text:p>
      <text:p text:style-name="P9">Se usa esta función para registrar logs de la aplicación.</text:p>
      <text:p text:style-name="P9"/>
      <text:p text:style-name="subcapitulo2"><text:bookmark-start text:name="__RefHeading__26741_475958974"/>4.5.20. SEGURIDAD EN CODEIGNITER<text:bookmark-end text:name="__RefHeading__26741_475958974"/></text:p>
      <text:p text:style-name="P9">CodeIgniter es un entorno seguro para la aplicación, existen algunas recomendaciones a seguir:</text:p>
      <text:list xml:id="list1326185235" text:style-name="L8">
        <text:list-item>
          <text:p text:style-name="P12">Deshabilitar el reporte de errores</text:p>
        </text:list-item>
        <text:list-item>
          <text:p text:style-name="P12"><text:soft-page-break/>Filtrar todos los datos ingresados por el usuario</text:p>
        </text:list-item>
        <text:list-item>
          <text:p text:style-name="P12">Validar datos</text:p>
        </text:list-item>
        <text:list-item>
          <text:p text:style-name="P12">Escapar datos, para evitar inyección SQL</text:p>
        </text:list-item>
        <text:list-item>
          <text:p text:style-name="P12">Encriptar las Cookies</text:p>
        </text:list-item>
      </text:list>
      <text:list xml:id="list1114437604" text:style-name="L9">
        <text:list-header>
          <text:p text:style-name="P13"/>
        </text:list-header>
      </text:list>
      <text:p text:style-name="subcapitulo2"><text:bookmark-start text:name="__RefHeading__26743_475958974"/>4.5.21. CLASES DE CODEIGNITER<text:bookmark-end text:name="__RefHeading__26743_475958974"/></text:p>
      <text:p text:style-name="P9">Las clases de CodeIgniter son conocidas como librerías nos ayudan a ejecutar tareas complejas de manera sencilla, recuerde que se pueden cargar de manera automática cualquiera de las librerías incluso las definidas por el usuario.</text:p>
      <text:p text:style-name="P9"/>
      <text:p text:style-name="subcapitulo3"><text:bookmark-start text:name="__RefHeading__26745_475958974"/>4.5.21.1. Clase config<text:bookmark-end text:name="__RefHeading__26745_475958974"/></text:p>
      <text:p text:style-name="P9">Esta es una clase que el sistema inicia de forma automática esta ubicada en <text:span text:style-name="T1">“application/config/config.php”</text:span>, lo único que este fichero contiene es un arreglo clave valor con las configuraciones del sistema se pueden añadir más configuraciones al arreglo, también es posible crear más archivos de configuración de hacerlo se deben guardar en el mismo directorio.</text:p>
      <text:p text:style-name="P9"/>
      <text:p text:style-name="subcapitulo3"><text:bookmark-start text:name="__RefHeading__26747_475958974"/>4.5.21.2. Clase database<text:bookmark-end text:name="__RefHeading__26747_475958974"/></text:p>
      <text:p text:style-name="P9">Clase encargada de manipular las bases de datos, su base esta en el archivo de configuración <text:span text:style-name="T1">“application/config/database.php” </text:span>este fichero permite establecer los parámetros de conexión hacia la base de datos, están soportadas las bases de datos más populares.</text:p>
      <text:p text:style-name="P9">Una vez establecidos los parámetros de conexión es posible usar la clase database misma que permite ejecutar consultas tipo SQL en la base de datos, una vez cargada la librería se hace referencia a ella mediante la palabras <text:span text:style-name="T1">“$this-&gt;db”.</text:span></text:p>
      <text:p text:style-name="P1">&lt;?php</text:p>
      <text:p text:style-name="P1"><text:span text:style-name="T55">$</text:span><text:span text:style-name="T11">this</text:span><text:span text:style-name="T22">-&gt;</text:span><text:span text:style-name="T55">load</text:span><text:span text:style-name="T22">-&gt;</text:span><text:span text:style-name="T2">database</text:span><text:span text:style-name="T22">()</text:span><text:span text:style-name="T42">;</text:span></text:p>
      <text:p text:style-name="P1">//referenciando la clase</text:p>
      <text:p text:style-name="P1"><text:span text:style-name="T54">$</text:span><text:span text:style-name="T10">this</text:span><text:span text:style-name="T17">-&gt;</text:span><text:span text:style-name="T54">db</text:span><text:span text:style-name="T17">-&gt;</text:span><text:span text:style-name="T8">nombre_metodo</text:span><text:span text:style-name="T17">()</text:span><text:span text:style-name="T37">;</text:span></text:p>
      <text:p text:style-name="P5">?&gt;</text:p>
      <text:p text:style-name="P5"/>
      <text:p text:style-name="P9">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9">Preferencia</text:p>
          </table:table-cell>
          <table:table-cell table:style-name="Tabla18.A1" office:value-type="string">
            <text:p text:style-name="P9">Default</text:p>
          </table:table-cell>
          <table:table-cell table:style-name="Tabla18.A1" office:value-type="string">
            <text:p text:style-name="P9">Opciones</text:p>
          </table:table-cell>
          <table:table-cell table:style-name="Tabla18.D1" office:value-type="string">
            <text:p text:style-name="P9">Descripción</text:p>
          </table:table-cell>
        </table:table-row>
        <table:table-row>
          <table:table-cell table:style-name="Tabla18.A1" office:value-type="string">
            <text:p text:style-name="P9">hostname</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Nombre del servidor</text:p>
          </table:table-cell>
        </table:table-row>
        <text:soft-page-break/>
        <table:table-row>
          <table:table-cell table:style-name="Tabla18.A1" office:value-type="string">
            <text:p text:style-name="P9">username</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Nombre de usuario</text:p>
          </table:table-cell>
        </table:table-row>
        <table:table-row>
          <table:table-cell table:style-name="Tabla18.A1" office:value-type="string">
            <text:p text:style-name="P9">password</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Contraseña usuario </text:p>
          </table:table-cell>
        </table:table-row>
        <table:table-row>
          <table:table-cell table:style-name="Tabla18.A1" office:value-type="string">
            <text:p text:style-name="P9">database</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Nombre base de datos</text:p>
          </table:table-cell>
        </table:table-row>
        <table:table-row>
          <table:table-cell table:style-name="Tabla18.A1" office:value-type="string">
            <text:p text:style-name="P9">dbdriver</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Driver base de datos</text:p>
          </table:table-cell>
        </table:table-row>
        <table:table-row>
          <table:table-cell table:style-name="Tabla18.A1" office:value-type="string">
            <text:p text:style-name="P9">cachedir</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Ruta para cacheo de consultas</text:p>
          </table:table-cell>
        </table:table-row>
        <table:table-row>
          <table:table-cell table:style-name="Tabla18.A8" office:value-type="string">
            <text:p text:style-name="P9">char_set</text:p>
          </table:table-cell>
          <table:table-cell table:style-name="Tabla18.B8" office:value-type="string">
            <text:p text:style-name="P9">utf8</text:p>
          </table:table-cell>
          <table:table-cell table:style-name="Tabla18.B8" office:value-type="string">
            <text:p text:style-name="P9">Ninguna</text:p>
          </table:table-cell>
          <table:table-cell table:style-name="Tabla18.D8" office:value-type="string">
            <text:p text:style-name="P9">Conjunto de caracteres para comunicarse con la base de datos</text:p>
          </table:table-cell>
        </table:table-row>
        <table:table-row>
          <table:table-cell table:style-name="Tabla18.A1" office:value-type="string">
            <text:p text:style-name="P9">db_collat</text:p>
          </table:table-cell>
          <table:table-cell table:style-name="Tabla18.B2" office:value-type="string">
            <text:p text:style-name="P9">utf8_general_ci</text:p>
          </table:table-cell>
          <table:table-cell table:style-name="Tabla18.B2" office:value-type="string">
            <text:p text:style-name="P9">Ninguna</text:p>
          </table:table-cell>
          <table:table-cell table:style-name="Tabla18.D2" office:value-type="string">
            <text:p text:style-name="P9">Conjunto de caracteres usado por la base de datos</text:p>
          </table:table-cell>
        </table:table-row>
        <table:table-row>
          <table:table-cell table:style-name="Tabla18.A1" office:value-type="string">
            <text:p text:style-name="P9">autoinit</text:p>
          </table:table-cell>
          <table:table-cell table:style-name="Tabla18.B2" office:value-type="string">
            <text:p text:style-name="P9">TRUE</text:p>
          </table:table-cell>
          <table:table-cell table:style-name="Tabla18.B2" office:value-type="string">
            <text:p text:style-name="P9">TRUE/FALSE</text:p>
          </table:table-cell>
          <table:table-cell table:style-name="Tabla18.D2" office:value-type="string">
            <text:p text:style-name="P9">Conectarse al cargar la biblioteca</text:p>
          </table:table-cell>
        </table:table-row>
        <table:table-row>
          <table:table-cell table:style-name="Tabla18.A1" office:value-type="string">
            <text:p text:style-name="P9">port</text:p>
          </table:table-cell>
          <table:table-cell table:style-name="Tabla18.B2" office:value-type="string">
            <text:p text:style-name="P9">Vacío</text:p>
          </table:table-cell>
          <table:table-cell table:style-name="Tabla18.B2" office:value-type="string">
            <text:p text:style-name="P9">Ninguna</text:p>
          </table:table-cell>
          <table:table-cell table:style-name="Tabla18.D2" office:value-type="string">
            <text:p text:style-name="P9">Puerto del servidor de base de datos</text:p>
          </table:table-cell>
        </table:table-row>
      </table:table>
      <text:p text:style-name="P9"/>
      <text:p text:style-name="P9">Existe un patrón de diseño llamado <text:span text:style-name="T1">“Active Record”</text:span> en el que se hace un mapeo objeto-relacional de la base de datos, es decir se toma a la base de datos como un conjunto de objetos relacionados con métodos y propiedades propios y se los representa en el lenguaje de programación que se use para el desarrollo de la aplicación.</text:p>
      <text:p text:style-name="P9">El patrón <text:span text:style-name="T1">“Active Record”</text:span> se implementa dentro de la capa modelo de la aplicación, permitiendo a los controlador ejecutar tareas en la base de datos sin la necesidad de usa código SQL.</text:p>
      <text:p text:style-name="P9"/>
      <text:p text:style-name="subcapitulo3"><text:bookmark-start text:name="__RefHeading__26749_475958974"/>4.5.21.3. <text:s/>Conectar a una base de datos<text:bookmark-end text:name="__RefHeading__26749_475958974"/></text:p>
      <text:p text:style-name="P9">De forma predeterminada CodeIgniter se conecta automáticamente a la base de datos cuando se carga la librería <text:span text:style-name="T1">database</text:span></text:p>
      <text:p text:style-name="P17">Consultas</text:p>
      <text:p text:style-name="P9">Para realizar una consulta tipo SQL se usa la función <text:span text:style-name="T1">“query” </text:span>esta función retorna un objeto con el resultado o <text:span text:style-name="T1">“false”</text:span> en caso de error.</text:p>
      <text:p text:style-name="P9">Ejemplo:</text:p>
      <text:p text:style-name="P20"><text:span text:style-name="T54">$resultado</text:span><text:span text:style-name="T8"> </text:span><text:span text:style-name="T17">=</text:span><text:span text:style-name="T8"> </text:span><text:span text:style-name="T54">$</text:span><text:span text:style-name="T10">this</text:span><text:span text:style-name="T17">-&gt;</text:span><text:span text:style-name="T54">db</text:span><text:span text:style-name="T17">-&gt;</text:span><text:span text:style-name="T8">query</text:span><text:span text:style-name="T17">(</text:span><text:span text:style-name="T30">'SELECT * FROM NOTICIA'</text:span><text:span text:style-name="T17">)</text:span><text:span text:style-name="T37">;</text:span></text:p>
      <text:p text:style-name="P21"/>
      <text:p text:style-name="subcapitulo3"><text:bookmark-start text:name="__RefHeading__26751_475958974"/>4.5.21.4. Enlazado de consultas<text:bookmark-end text:name="__RefHeading__26751_475958974"/></text:p>
      <text:p text:style-name="P9">El enlazado facilita la sintaxis de la consulta haciendo más fácil de entender y escribir.</text:p>
      <text:p text:style-name="P9">Ejemplo:</text:p>
      <text:p text:style-name="P1"><text:soft-page-break/><text:span text:style-name="T54">$sql</text:span><text:span text:style-name="T8"> </text:span><text:span text:style-name="T17">=</text:span><text:span text:style-name="T8"> </text:span><text:span text:style-name="T30">"SELECT * FROM <text:s/>noticia WHERE id_noticia &lt; ? AND autor = ?"</text:span><text:span text:style-name="T37">;</text:span></text:p>
      <text:p text:style-name="P1"><text:span text:style-name="T54">$datos</text:span><text:span text:style-name="T8"> <text:s/></text:span><text:span text:style-name="T17">=</text:span><text:span text:style-name="T8"> </text:span><text:span text:style-name="T10">array</text:span><text:span text:style-name="T17">(</text:span><text:span text:style-name="T30">'4'</text:span><text:span text:style-name="T17">,</text:span><text:span text:style-name="T30">'Eduardo'</text:span><text:span text:style-name="T17">)</text:span><text:span text:style-name="T37">;</text:span></text:p>
      <text:p text:style-name="P1"><text:span text:style-name="T54">$resulr = $</text:span><text:span text:style-name="T10">this</text:span><text:span text:style-name="T17">-&gt;</text:span><text:span text:style-name="T54">db</text:span><text:span text:style-name="T17">-&gt;</text:span><text:span text:style-name="T8">query</text:span><text:span text:style-name="T17">(</text:span><text:span text:style-name="T54">$sql</text:span><text:span text:style-name="T17">,</text:span><text:span text:style-name="T54">$datos</text:span><text:span text:style-name="T17">)</text:span><text:span text:style-name="T37">;</text:span></text:p>
      <text:p text:style-name="P21"/>
      <text:p text:style-name="P9">Cuando se enlazan las consultas los datos de la consulta se escapan de forma automática.</text:p>
      <text:p text:style-name="P17"/>
      <text:p text:style-name="subcapitulo3"><text:bookmark-start text:name="__RefHeading__26753_475958974"/>4.5.21.5. Resultados de consultas<text:bookmark-end text:name="__RefHeading__26753_475958974"/></text:p>
      <text:p text:style-name="P9">El resultado devuelto por la consulta es un objeto que contienen varios elementos entre ellos las filas o el resultado de la ejecución de la consulta para acceder a los resultados se lo hace a través del método<text:span text:style-name="T1"> “result()” </text:span>del objeto al que se asigne el resultado, este resultado esta en forma de arreglo para recorrerlo se recomienda usar un <text:span text:style-name="T1">“foreach”.</text:span></text:p>
      <text:p text:style-name="P16">Ejemplo:</text:p>
      <text:p text:style-name="P3">&lt;?php</text:p>
      <text:p text:style-name="P1"><text:span text:style-name="T54">$result</text:span><text:span text:style-name="T8"> </text:span><text:span text:style-name="T17">=</text:span><text:span text:style-name="T8"> </text:span><text:span text:style-name="T54">$</text:span><text:span text:style-name="T10">this</text:span><text:span text:style-name="T17">-&gt;</text:span><text:span text:style-name="T54">db</text:span><text:span text:style-name="T17">-&gt;</text:span><text:span text:style-name="T8">query</text:span><text:span text:style-name="T17">(</text:span><text:span text:style-name="T30">'SELECT * FROM noticias'</text:span><text:span text:style-name="T17">)</text:span><text:span text:style-name="T37">;</text:span></text:p>
      <text:p text:style-name="P1"/>
      <text:p text:style-name="P1"><text:span text:style-name="T10">foreach</text:span><text:span text:style-name="T8"> </text:span><text:span text:style-name="T17">(</text:span><text:span text:style-name="T54">$result</text:span><text:span text:style-name="T17">-&gt;</text:span><text:span text:style-name="T8">result</text:span><text:span text:style-name="T17">()</text:span><text:span text:style-name="T8"> </text:span><text:span text:style-name="T10">as</text:span><text:span text:style-name="T8"> </text:span><text:span text:style-name="T54">$registro</text:span><text:span text:style-name="T17">)</text:span><text:span text:style-name="T8"> </text:span><text:span text:style-name="T37">{</text:span></text:p>
      <text:p text:style-name="P1"><text:span text:style-name="T8"><text:s text:c="8"/></text:span><text:span text:style-name="T10">print</text:span><text:span text:style-name="T8"> </text:span><text:span text:style-name="T54">$registro</text:span><text:span text:style-name="T17">-&gt;</text:span><text:span text:style-name="T54">titulo</text:span><text:span text:style-name="T37">;</text:span></text:p>
      <text:p text:style-name="P1"><text:span text:style-name="T8"><text:s text:c="8"/></text:span><text:span text:style-name="T10">print</text:span><text:span text:style-name="T8"> </text:span><text:span text:style-name="T54">$registro</text:span><text:span text:style-name="T17">-&gt;</text:span><text:span text:style-name="T54">articulo</text:span><text:span text:style-name="T37">;</text:span></text:p>
      <text:p text:style-name="P1"><text:span text:style-name="T8"><text:s text:c="8"/></text:span><text:span text:style-name="T10">print</text:span><text:span text:style-name="T8"> </text:span><text:span text:style-name="T54">$registro</text:span><text:span text:style-name="T17">-&gt;</text:span><text:span text:style-name="T54">fecha</text:span><text:span text:style-name="T37">;</text:span></text:p>
      <text:p text:style-name="P1">}</text:p>
      <text:p text:style-name="P1">?&gt;</text:p>
      <text:p text:style-name="P1"/>
      <text:p text:style-name="P9">Por defecto los resultados se retornan de forma de objeto aunque se puede cambiar a forma de arreglo:</text:p>
      <text:p text:style-name="P9">Ejemplo:</text:p>
      <text:p text:style-name="P1">&lt;?php</text:p>
      <text:p text:style-name="P1"><text:span text:style-name="T54">$result</text:span><text:span text:style-name="T8"> </text:span><text:span text:style-name="T17">=</text:span><text:span text:style-name="T8"> </text:span><text:span text:style-name="T54">$</text:span><text:span text:style-name="T10">this</text:span><text:span text:style-name="T17">-&gt;</text:span><text:span text:style-name="T54">db</text:span><text:span text:style-name="T17">-&gt;</text:span><text:span text:style-name="T8">query</text:span><text:span text:style-name="T17">(</text:span><text:span text:style-name="T30">'SELECT * FROM noticias'</text:span><text:span text:style-name="T17">)</text:span><text:span text:style-name="T37">;</text:span></text:p>
      <text:p text:style-name="P1"><text:span text:style-name="T10">foreach</text:span><text:span text:style-name="T8"> </text:span><text:span text:style-name="T17">(</text:span><text:span text:style-name="T54">$result</text:span><text:span text:style-name="T17">-&gt;</text:span><text:span text:style-name="T8">result_array</text:span><text:span text:style-name="T17">()</text:span><text:span text:style-name="T8"> </text:span><text:span text:style-name="T10">as</text:span><text:span text:style-name="T8"> </text:span><text:span text:style-name="T54">$registro</text:span><text:span text:style-name="T17">)</text:span><text:span text:style-name="T8"> </text:span><text:span text:style-name="T37">{</text:span></text:p>
      <text:p text:style-name="P1"><text:span text:style-name="T8"><text:s text:c="8"/></text:span><text:span text:style-name="T10">print</text:span><text:span text:style-name="T8"> </text:span><text:span text:style-name="T54">$registro</text:span><text:span text:style-name="T17">-&gt;</text:span><text:span text:style-name="T54">titulo</text:span><text:span text:style-name="T37">;</text:span></text:p>
      <text:p text:style-name="P1"><text:span text:style-name="T8"><text:s text:c="8"/></text:span><text:span text:style-name="T10">print</text:span><text:span text:style-name="T8"> </text:span><text:span text:style-name="T54">$registro</text:span><text:span text:style-name="T17">-&gt;</text:span><text:span text:style-name="T54">articulo</text:span><text:span text:style-name="T37">;</text:span></text:p>
      <text:p text:style-name="P1"><text:span text:style-name="T8"><text:s text:c="8"/></text:span><text:span text:style-name="T10">print</text:span><text:span text:style-name="T8"> </text:span><text:span text:style-name="T54">$registro</text:span><text:span text:style-name="T17">-&gt;</text:span><text:span text:style-name="T54">fecha</text:span><text:span text:style-name="T37">;</text:span></text:p>
      <text:p text:style-name="P1">}</text:p>
      <text:p text:style-name="P1">?&gt;</text:p>
      <text:p text:style-name="P6"/>
      <text:p text:style-name="P6">Métodos que se incluyen en el objeto desvuelto por una consulta:</text:p>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6">Método</text:p>
          </table:table-cell>
          <table:table-cell table:style-name="metodoresultadosquery.A1" office:value-type="string">
            <text:p text:style-name="P6">Parámetros</text:p>
          </table:table-cell>
          <table:table-cell table:style-name="metodoresultadosquery.C1" office:value-type="string">
            <text:p text:style-name="P6">Descripción</text:p>
          </table:table-cell>
        </table:table-row>
        <table:table-row>
          <table:table-cell table:style-name="metodoresultadosquery.A1" office:value-type="string">
            <text:p text:style-name="P6">num_rows()</text:p>
          </table:table-cell>
          <table:table-cell table:style-name="metodoresultadosquery.B2" office:value-type="string">
            <text:p text:style-name="P6">Ninguno</text:p>
          </table:table-cell>
          <table:table-cell table:style-name="metodoresultadosquery.C2" office:value-type="string">
            <text:p text:style-name="P6">Devuelve el numero de registros de la consulta</text:p>
          </table:table-cell>
        </table:table-row>
        <table:table-row>
          <table:table-cell table:style-name="metodoresultadosquery.A1" office:value-type="string">
            <text:p text:style-name="P6">num_fields()</text:p>
          </table:table-cell>
          <table:table-cell table:style-name="metodoresultadosquery.B2" office:value-type="string">
            <text:p text:style-name="P6">Ninguno</text:p>
          </table:table-cell>
          <table:table-cell table:style-name="metodoresultadosquery.C2" office:value-type="string">
            <text:p text:style-name="P6"><text:span text:style-name="T43">Devuelve el numero de columnas de la consulta</text:span></text:p>
          </table:table-cell>
        </table:table-row>
        <table:table-row>
          <table:table-cell table:style-name="metodoresultadosquery.A4" office:value-type="string">
            <text:p text:style-name="P6">free_result()</text:p>
          </table:table-cell>
          <table:table-cell table:style-name="metodoresultadosquery.B4" office:value-type="string">
            <text:p text:style-name="P6">Ninguno</text:p>
          </table:table-cell>
          <table:table-cell table:style-name="metodoresultadosquery.C4" office:value-type="string">
            <text:p text:style-name="P6">Libera la memoria asociada con el resultado</text:p>
          </table:table-cell>
        </table:table-row>
      </table:table>
      <text:p text:style-name="P6"/>
      <text:p text:style-name="P9"/>
      <text:p text:style-name="subcapitulo3"><text:bookmark-start text:name="__RefHeading__26755_475958974"/>4.5.21.6. Métodos generales de la librería “database”<text:bookmark-end text:name="__RefHeading__26755_475958974"/></text:p>
      <text:p text:style-name="P9"><text:soft-page-break/><text:span text:style-name="T43">Para acceder los métodos se usa la siguiente sintaxis </text:span>“$this-&gt;db-&gt;nombre_metodo(Parametros)”</text:p>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9">Método</text:p>
          </table:table-cell>
          <table:table-cell table:style-name="metodosdatabase.A1" office:value-type="string">
            <text:p text:style-name="P9">Parámetros</text:p>
          </table:table-cell>
          <table:table-cell table:style-name="metodosdatabase.C1" office:value-type="string">
            <text:p text:style-name="P9">Descripción</text:p>
          </table:table-cell>
        </table:table-row>
        <table:table-row>
          <table:table-cell table:style-name="metodosdatabase.A1" office:value-type="string">
            <text:p text:style-name="P9">inser_id()</text:p>
          </table:table-cell>
          <table:table-cell table:style-name="metodosdatabase.B2" office:value-type="string">
            <text:p text:style-name="P9"><text:s/>Ninguno</text:p>
          </table:table-cell>
          <table:table-cell table:style-name="metodosdatabase.C2" office:value-type="string">
            <text:p text:style-name="P9">Retorna el ultimo id ingresado en la base de datos</text:p>
          </table:table-cell>
        </table:table-row>
        <table:table-row>
          <table:table-cell table:style-name="metodosdatabase.A1" office:value-type="string">
            <text:p text:style-name="P9">affected_rows()</text:p>
          </table:table-cell>
          <table:table-cell table:style-name="metodosdatabase.B2" office:value-type="string">
            <text:p text:style-name="P9"><text:s/>Ninguno</text:p>
          </table:table-cell>
          <table:table-cell table:style-name="metodosdatabase.C2" office:value-type="string">
            <text:p text:style-name="P9">Retorna el número registros afectados por una consulta tipo escribir.</text:p>
          </table:table-cell>
        </table:table-row>
        <table:table-row>
          <table:table-cell table:style-name="metodosdatabase.A1" office:value-type="string">
            <text:p text:style-name="P9">count_all()</text:p>
          </table:table-cell>
          <table:table-cell table:style-name="metodosdatabase.B2" office:value-type="string">
            <text:p text:style-name="P9"><text:s/>Ninguno</text:p>
          </table:table-cell>
          <table:table-cell table:style-name="metodosdatabase.C2" office:value-type="string">
            <text:p text:style-name="P9">Determina el numero de filas en una tabla, acepta como parámetro en nombre de la tabla.</text:p>
          </table:table-cell>
        </table:table-row>
        <table:table-row>
          <table:table-cell table:style-name="metodosdatabase.A1" office:value-type="string">
            <text:p text:style-name="P9">plataform()</text:p>
          </table:table-cell>
          <table:table-cell table:style-name="metodosdatabase.B2" office:value-type="string">
            <text:p text:style-name="P9"><text:s/>Ninguno</text:p>
          </table:table-cell>
          <table:table-cell table:style-name="metodosdatabase.C2" office:value-type="string">
            <text:p text:style-name="P9">Retorna el nombre del motor usado</text:p>
          </table:table-cell>
        </table:table-row>
        <table:table-row>
          <table:table-cell table:style-name="metodosdatabase.A1" office:value-type="string">
            <text:p text:style-name="P9">version()</text:p>
          </table:table-cell>
          <table:table-cell table:style-name="metodosdatabase.B2" office:value-type="string">
            <text:p text:style-name="P9"><text:s/>Ninguno</text:p>
          </table:table-cell>
          <table:table-cell table:style-name="metodosdatabase.C2" office:value-type="string">
            <text:p text:style-name="P9">Retorna la versión del motor de bases de datos</text:p>
          </table:table-cell>
        </table:table-row>
        <table:table-row>
          <table:table-cell table:style-name="metodosdatabase.A1" office:value-type="string">
            <text:p text:style-name="P9">last_query()</text:p>
          </table:table-cell>
          <table:table-cell table:style-name="metodosdatabase.B2" office:value-type="string">
            <text:p text:style-name="P9"><text:s/>Ninguno</text:p>
          </table:table-cell>
          <table:table-cell table:style-name="metodosdatabase.C2" office:value-type="string">
            <text:p text:style-name="P9">Retorna una cadena con el contenido de la última consulta</text:p>
          </table:table-cell>
        </table:table-row>
        <table:table-row>
          <table:table-cell table:style-name="metodosdatabase.A1" office:value-type="string">
            <text:p text:style-name="P9">insert_string()</text:p>
          </table:table-cell>
          <table:table-cell table:style-name="metodosdatabase.B2" office:value-type="string">
            <text:p text:style-name="P9"><text:s/>Ninguno</text:p>
          </table:table-cell>
          <table:table-cell table:style-name="metodosdatabase.C2" office:value-type="string">
            <text:p text:style-name="P9">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9">update_string()</text:p>
          </table:table-cell>
          <table:table-cell table:style-name="metodosdatabase.B2" office:value-type="string">
            <text:p text:style-name="P9"><text:s/>Cadena</text:p>
          </table:table-cell>
          <table:table-cell table:style-name="metodosdatabase.C2" office:value-type="string">
            <text:p text:style-name="P9">Similar a la anterior permite crear una consulta, necesita un arreglo clave-valor y una cadena con la condición.</text:p>
          </table:table-cell>
        </table:table-row>
        <table:table-row>
          <table:table-cell table:style-name="metodosdatabase.A1" office:value-type="string">
            <text:p text:style-name="P9">Get()</text:p>
          </table:table-cell>
          <table:table-cell table:style-name="metodosdatabase.B2" office:value-type="string">
            <text:p text:style-name="P9"><text:s/>Ninguno</text:p>
          </table:table-cell>
          <table:table-cell table:style-name="metodosdatabase.C2" office:value-type="string">
            <text:p text:style-name="P9">Retorna los registros de una tabla, se debe especificar el nombre de la tabla</text:p>
          </table:table-cell>
        </table:table-row>
        <table:table-row>
          <table:table-cell table:style-name="metodosdatabase.A1" office:value-type="string">
            <text:p text:style-name="P9">get_where()</text:p>
          </table:table-cell>
          <table:table-cell table:style-name="metodosdatabase.B2" office:value-type="string">
            <text:p text:style-name="P9">Cadena</text:p>
          </table:table-cell>
          <table:table-cell table:style-name="metodosdatabase.C2" office:value-type="string">
            <text:p text:style-name="P9">Retorna los registros de una tabla, permitiendo definir una condición, acepta dos parámetros el nombre de la tabla y la condición.</text:p>
          </table:table-cell>
        </table:table-row>
        <table:table-row>
          <table:table-cell table:style-name="metodosdatabase.A1" office:value-type="string">
            <text:p text:style-name="P9">select()</text:p>
          </table:table-cell>
          <table:table-cell table:style-name="metodosdatabase.B2" office:value-type="string">
            <text:p text:style-name="P9">Cadena</text:p>
          </table:table-cell>
          <table:table-cell table:style-name="metodosdatabase.C2" office:value-type="string">
            <text:p text:style-name="P9">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9">from()</text:p>
          </table:table-cell>
          <table:table-cell table:style-name="metodosdatabase.B2" office:value-type="string">
            <text:p text:style-name="P9">Cadena</text:p>
          </table:table-cell>
          <table:table-cell table:style-name="metodosdatabase.C2" office:value-type="string">
            <text:p text:style-name="P9">Permite escribir la porción “FROM” de la consulta </text:p>
          </table:table-cell>
        </table:table-row>
        <text:soft-page-break/>
        <table:table-row>
          <table:table-cell table:style-name="metodosdatabase.A1" office:value-type="string">
            <text:p text:style-name="P9">where()</text:p>
          </table:table-cell>
          <table:table-cell table:style-name="metodosdatabase.B2" office:value-type="string">
            <text:p text:style-name="P9">Cadena</text:p>
          </table:table-cell>
          <table:table-cell table:style-name="metodosdatabase.C2" office:value-type="string">
            <text:p text:style-name="P9">Permite establecer las condiciones de una consulta.</text:p>
          </table:table-cell>
        </table:table-row>
        <table:table-row>
          <table:table-cell table:style-name="metodosdatabase.A1" office:value-type="string">
            <text:p text:style-name="P9">Like()</text:p>
          </table:table-cell>
          <table:table-cell table:style-name="metodosdatabase.B2" office:value-type="string">
            <text:p text:style-name="P9">Cadena</text:p>
          </table:table-cell>
          <table:table-cell table:style-name="metodosdatabase.C2" office:value-type="string">
            <text:p text:style-name="P9">Permite indicar un segmento “LIKE” en la consulta</text:p>
          </table:table-cell>
        </table:table-row>
        <table:table-row>
          <table:table-cell table:style-name="metodosdatabase.A1" office:value-type="string">
            <text:p text:style-name="P9">group_by()</text:p>
          </table:table-cell>
          <table:table-cell table:style-name="metodosdatabase.B2" office:value-type="string">
            <text:p text:style-name="P9">Cadena</text:p>
          </table:table-cell>
          <table:table-cell table:style-name="metodosdatabase.C2" office:value-type="string">
            <text:p text:style-name="P9">Permite especificar el agrupamiento en la consulta</text:p>
          </table:table-cell>
        </table:table-row>
        <table:table-row>
          <table:table-cell table:style-name="metodosdatabase.A1" office:value-type="string">
            <text:p text:style-name="P9">order_by()</text:p>
          </table:table-cell>
          <table:table-cell table:style-name="metodosdatabase.B2" office:value-type="string">
            <text:p text:style-name="P9">Cadena</text:p>
          </table:table-cell>
          <table:table-cell table:style-name="metodosdatabase.C2" office:value-type="string">
            <text:p text:style-name="P9">Permite especificar el ordenamiento en la consulta</text:p>
          </table:table-cell>
        </table:table-row>
        <table:table-row>
          <table:table-cell table:style-name="metodosdatabase.A1" office:value-type="string">
            <text:p text:style-name="P9">limit()</text:p>
          </table:table-cell>
          <table:table-cell table:style-name="metodosdatabase.B2" office:value-type="string">
            <text:p text:style-name="P9">Entero</text:p>
          </table:table-cell>
          <table:table-cell table:style-name="metodosdatabase.C2" office:value-type="string">
            <text:p text:style-name="P9">Permite especificar el limite de los registros.</text:p>
          </table:table-cell>
        </table:table-row>
        <table:table-row>
          <table:table-cell table:style-name="metodosdatabase.A1" office:value-type="string">
            <text:p text:style-name="P9">count_all_results()</text:p>
          </table:table-cell>
          <table:table-cell table:style-name="metodosdatabase.B2" office:value-type="string">
            <text:p text:style-name="P9">Ninguno</text:p>
          </table:table-cell>
          <table:table-cell table:style-name="metodosdatabase.C2" office:value-type="string">
            <text:p text:style-name="P9">Permite determinar la cantidad de filas retornadas por una consulta active record</text:p>
          </table:table-cell>
        </table:table-row>
        <table:table-row>
          <table:table-cell table:style-name="metodosdatabase.A1" office:value-type="string">
            <text:p text:style-name="P9">coutn_all()</text:p>
          </table:table-cell>
          <table:table-cell table:style-name="metodosdatabase.B2" office:value-type="string">
            <text:p text:style-name="P9">Ninguno</text:p>
          </table:table-cell>
          <table:table-cell table:style-name="metodosdatabase.C2" office:value-type="string">
            <text:p text:style-name="P9">Retorna el numero de filas de una tabla, se debe especificar el nombre de la tabla.</text:p>
          </table:table-cell>
        </table:table-row>
        <table:table-row>
          <table:table-cell table:style-name="metodosdatabase.A1" office:value-type="string">
            <text:p text:style-name="P9">insert()</text:p>
          </table:table-cell>
          <table:table-cell table:style-name="metodosdatabase.B2" office:value-type="string">
            <text:p text:style-name="P9">Arreglo Asociativo</text:p>
          </table:table-cell>
          <table:table-cell table:style-name="metodosdatabase.C2" office:value-type="string">
            <text:p text:style-name="P9">Ayuda a crear una consulta para insertar datos a una tabla acepta como parámetros un diccionario clave-valor y el nombre de la tabla.</text:p>
          </table:table-cell>
        </table:table-row>
        <table:table-row>
          <table:table-cell table:style-name="metodosdatabase.A1" office:value-type="string">
            <text:p text:style-name="P9">set()</text:p>
          </table:table-cell>
          <table:table-cell table:style-name="metodosdatabase.B2" office:value-type="string">
            <text:p text:style-name="P9">Cadena</text:p>
          </table:table-cell>
          <table:table-cell table:style-name="metodosdatabase.C2" office:value-type="string">
            <text:p text:style-name="P9">Permite establecer los valores para inserciones o actualizaciones</text:p>
          </table:table-cell>
        </table:table-row>
        <table:table-row>
          <table:table-cell table:style-name="metodosdatabase.A1" office:value-type="string">
            <text:p text:style-name="P9">update()</text:p>
          </table:table-cell>
          <table:table-cell table:style-name="metodosdatabase.B2" office:value-type="string">
            <text:p text:style-name="P9">Arreglo Asociativo y Cadena</text:p>
          </table:table-cell>
          <table:table-cell table:style-name="metodosdatabase.C2" office:value-type="string">
            <text:p text:style-name="P9"><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9">delete()</text:p>
          </table:table-cell>
          <table:table-cell table:style-name="metodosdatabase.B2" office:value-type="string">
            <text:p text:style-name="P9">Cadena</text:p>
          </table:table-cell>
          <table:table-cell table:style-name="metodosdatabase.C2" office:value-type="string">
            <text:p text:style-name="P9">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9">empty_table()</text:p>
          </table:table-cell>
          <table:table-cell table:style-name="metodosdatabase.B25" office:value-type="string">
            <text:p text:style-name="P9">Ninguno</text:p>
          </table:table-cell>
          <table:table-cell table:style-name="metodosdatabase.C25" office:value-type="string">
            <text:p text:style-name="P9">Elimina todos los registros de una tabla.</text:p>
          </table:table-cell>
        </table:table-row>
      </table:table>
      <text:p text:style-name="P9"/>
      <text:p text:style-name="P9">La mayoría de estos métodos trabajan entre si sobre todo los de las consultas ya que permiten manipular una consulta hasta darle la forma que el desarrollador desee, existen métodos que hacen lo mismo, esto en parte es por retro-compatibilidad.</text:p>
      <text:p text:style-name="P9"><text:soft-page-break/></text:p>
      <text:p text:style-name="P9"/>
      <text:p text:style-name="subcapitulo3"><text:bookmark-start text:name="__RefHeading__26757_475958974"/>4.5.21.7. Escapar consultas en codeigniter<text:bookmark-end text:name="__RefHeading__26757_475958974"/></text:p>
      <text:p text:style-name="P9">Es útil escapar las consultas para evitar inyección SQL o problemas ejecutando consultas.</text:p>
      <text:p text:style-name="P9">Ejemplo:</text:p>
      <text:p text:style-name="P1">&lt;?php</text:p>
      <text:p text:style-name="P1"><text:span text:style-name="T54">$</text:span><text:span text:style-name="T10">this</text:span><text:span text:style-name="T17">-&gt;</text:span><text:span text:style-name="T54">db</text:span><text:span text:style-name="T17">-&gt;</text:span><text:span text:style-name="T8">scape_str</text:span><text:span text:style-name="T17">(</text:span><text:span text:style-name="T30">"Su_Consulta"</text:span><text:span text:style-name="T17">);</text:span></text:p>
      <text:p text:style-name="P1"><text:span text:style-name="T54">$</text:span><text:span text:style-name="T10">this</text:span><text:span text:style-name="T17">-&gt;</text:span><text:span text:style-name="T54">db</text:span><text:span text:style-name="T17">-&gt;</text:span><text:span text:style-name="T8">scape_like_str</text:span><text:span text:style-name="T17">(</text:span><text:span text:style-name="T30">"</text:span><text:span text:style-name="T34">Su_Consulta</text:span><text:span text:style-name="T30">"</text:span><text:span text:style-name="T17">);</text:span></text:p>
      <text:p text:style-name="P7">?&gt;</text:p>
      <text:p text:style-name="P7"/>
      <text:p text:style-name="P9">El primero escapa consultas normales y el segundo escapa consultas con <text:span text:style-name="T1">“like”</text:span>.</text:p>
      <text:p text:style-name="P17"/>
      <text:p text:style-name="subcapitulo3"><text:bookmark-start text:name="__RefHeading__26759_475958974"/>4.5.21.8. Clase email<text:bookmark-end text:name="__RefHeading__26759_475958974"/></text:p>
      <text:p text:style-name="P9">Esta librería permite el envío de Email de manera muy sencilla, soporta las siguientes características:</text:p>
      <text:list xml:id="list635980528" text:style-name="L10">
        <text:list-item>
          <text:p text:style-name="P14">Protocolos: Email, Sendmail y SMTP</text:p>
        </text:list-item>
        <text:list-item>
          <text:p text:style-name="P14">CC y BCC</text:p>
        </text:list-item>
        <text:list-item>
          <text:p text:style-name="P14">Correros en formato HTML o texto plano</text:p>
        </text:list-item>
        <text:list-item>
          <text:p text:style-name="P14">Adjuntos</text:p>
        </text:list-item>
        <text:list-item>
          <text:p text:style-name="P14">Prioridades</text:p>
        </text:list-item>
        <text:list-item>
          <text:p text:style-name="P14">Herramientas de depuración de Email</text:p>
        </text:list-item>
      </text:list>
      <text:p text:style-name="P9"/>
      <text:p text:style-name="subcapitulo4"><text:bookmark-start text:name="__RefHeading__26761_475958974"/>4.5.21.8.1. CONFIGURACIÓN CLASE EMAIL CODEIGNITER<text:bookmark-end text:name="__RefHeading__26761_475958974"/></text:p>
      <text:p text:style-name="P9">Las opciones de configuración básicas de la librería se exponen el la tabla de abajo, si se desea crear un fichero separado para especificar la configuración se lo puede hacer siguiendo el modelo del archivo de configuración de CodeIgniter de la ruta <text:span text:style-name="T1">“application/config/config.php” </text:span>crear un archivo similar en esta ruta y guardarlo, para cargar esta configuración.</text:p>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9">Preferencia</text:p>
          </table:table-cell>
          <table:table-cell table:style-name="preferenciaemail.A1" office:value-type="string">
            <text:p text:style-name="P9">Default</text:p>
          </table:table-cell>
          <table:table-cell table:style-name="preferenciaemail.A1" office:value-type="string">
            <text:p text:style-name="P9">Opciones</text:p>
          </table:table-cell>
          <table:table-cell table:style-name="preferenciaemail.D1" office:value-type="string">
            <text:p text:style-name="P9">Descripción</text:p>
          </table:table-cell>
        </table:table-row>
        <table:table-row>
          <table:table-cell table:style-name="preferenciaemail.A1" office:value-type="string">
            <text:p text:style-name="P9">protocol</text:p>
          </table:table-cell>
          <table:table-cell table:style-name="preferenciaemail.B2" office:value-type="string">
            <text:p text:style-name="P9">mail</text:p>
          </table:table-cell>
          <table:table-cell table:style-name="preferenciaemail.B2" office:value-type="string">
            <text:p text:style-name="P9">Mail,sendmail,smtp</text:p>
          </table:table-cell>
          <table:table-cell table:style-name="preferenciaemail.D2" office:value-type="string">
            <text:p text:style-name="P9">Protocolo de envío</text:p>
          </table:table-cell>
        </table:table-row>
        <table:table-row>
          <table:table-cell table:style-name="preferenciaemail.A1" office:value-type="string">
            <text:p text:style-name="P9">mailpath</text:p>
          </table:table-cell>
          <table:table-cell table:style-name="preferenciaemail.B2" office:value-type="string">
            <text:p text:style-name="P9">/usr/sbin/mail</text:p>
          </table:table-cell>
          <table:table-cell table:style-name="preferenciaemail.B2" office:value-type="string">
            <text:p text:style-name="P9">Ninguna</text:p>
          </table:table-cell>
          <table:table-cell table:style-name="preferenciaemail.D2" office:value-type="string">
            <text:p text:style-name="P9">Ruta de envío</text:p>
          </table:table-cell>
        </table:table-row>
        <table:table-row>
          <table:table-cell table:style-name="preferenciaemail.A1" office:value-type="string">
            <text:p text:style-name="P9">smtp_host</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Host SMTP<text:soft-page-break/></text:p>
          </table:table-cell>
        </table:table-row>
        <table:table-row>
          <table:table-cell table:style-name="preferenciaemail.A1" office:value-type="string">
            <text:p text:style-name="P9">smtp_user</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Usuario SMTP</text:p>
          </table:table-cell>
        </table:table-row>
        <table:table-row>
          <table:table-cell table:style-name="preferenciaemail.A1" office:value-type="string">
            <text:p text:style-name="P9">smtp_pass</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Contraseña SMTP</text:p>
          </table:table-cell>
        </table:table-row>
        <table:table-row>
          <table:table-cell table:style-name="preferenciaemail.A1" office:value-type="string">
            <text:p text:style-name="P9">smtp_port</text:p>
          </table:table-cell>
          <table:table-cell table:style-name="preferenciaemail.B2" office:value-type="string">
            <text:p text:style-name="P9">Nada</text:p>
          </table:table-cell>
          <table:table-cell table:style-name="preferenciaemail.B2" office:value-type="string">
            <text:p text:style-name="P9">Ninguna</text:p>
          </table:table-cell>
          <table:table-cell table:style-name="preferenciaemail.D2" office:value-type="string">
            <text:p text:style-name="P9">Puerto SMTP</text:p>
          </table:table-cell>
        </table:table-row>
        <table:table-row>
          <table:table-cell table:style-name="preferenciaemail.A1" office:value-type="string">
            <text:p text:style-name="P9">validate</text:p>
          </table:table-cell>
          <table:table-cell table:style-name="preferenciaemail.B2" office:value-type="string">
            <text:p text:style-name="P9">FALSE</text:p>
          </table:table-cell>
          <table:table-cell table:style-name="preferenciaemail.B2" office:value-type="string">
            <text:p text:style-name="P9">TRUE/FALSE</text:p>
          </table:table-cell>
          <table:table-cell table:style-name="preferenciaemail.D2" office:value-type="string">
            <text:p text:style-name="P9">Validar la dirección de correo</text:p>
          </table:table-cell>
        </table:table-row>
        <table:table-row>
          <table:table-cell table:style-name="preferenciaemail.A1" office:value-type="string">
            <text:p text:style-name="P9">priority</text:p>
          </table:table-cell>
          <table:table-cell table:style-name="preferenciaemail.B2" office:value-type="string">
            <text:p text:style-name="P9">3</text:p>
          </table:table-cell>
          <table:table-cell table:style-name="preferenciaemail.B2" office:value-type="string">
            <text:p text:style-name="P9">1,2,3,4,5</text:p>
          </table:table-cell>
          <table:table-cell table:style-name="preferenciaemail.D2" office:value-type="string">
            <text:p text:style-name="P9">Prioridad de envío siendo 1 la más alta y 5 la más baja y normal la 3</text:p>
          </table:table-cell>
        </table:table-row>
        <table:table-row>
          <table:table-cell table:style-name="preferenciaemail.A1" office:value-type="string">
            <text:p text:style-name="P9">crlf</text:p>
          </table:table-cell>
          <table:table-cell table:style-name="preferenciaemail.B2" office:value-type="string">
            <text:p text:style-name="P9">\n</text:p>
          </table:table-cell>
          <table:table-cell table:style-name="preferenciaemail.B2" office:value-type="string">
            <text:p text:style-name="P9">“\r\n”, “\n” o “\r”</text:p>
          </table:table-cell>
          <table:table-cell table:style-name="preferenciaemail.D2" office:value-type="string">
            <text:p text:style-name="P9">Caracter de nueva línea</text:p>
          </table:table-cell>
        </table:table-row>
        <table:table-row>
          <table:table-cell table:style-name="preferenciaemail.A11" office:value-type="string">
            <text:p text:style-name="P9">newline</text:p>
          </table:table-cell>
          <table:table-cell table:style-name="preferenciaemail.B11" office:value-type="string">
            <text:p text:style-name="P9">\n</text:p>
          </table:table-cell>
          <table:table-cell table:style-name="preferenciaemail.B11" office:value-type="string">
            <text:p text:style-name="P9">“\r\n”, “\n” o “\r”</text:p>
          </table:table-cell>
          <table:table-cell table:style-name="preferenciaemail.D11" office:value-type="string">
            <text:p text:style-name="P9">Caracter de nueva línea</text:p>
          </table:table-cell>
        </table:table-row>
      </table:table>
      <text:p text:style-name="P9"/>
      <text:p text:style-name="P9">La librería dispone de los siguientes métodos para acceder a ellos se lo hace de la siguiente manera <text:span text:style-name="T1">“$this-&gt;email-&gt;nombre_metodo();”</text:span></text:p>
      <text:p text:style-name="P17"/>
      <text:p text:style-name="subcapitulo4"><text:bookmark-start text:name="__RefHeading__26763_475958974"/>4.5.21.8.2. MÉTODOS DE LA CLASE EMAIL<text:bookmark-end text:name="__RefHeading__26763_475958974"/></text:p>
      <text:p text:style-name="P9"><text:span text:style-name="T43">Para acceder los métodos se usa la siguiente sintaxis </text:span>“$this-&gt;email-&gt;nombre_metodo(Parametros)”</text:p>
      <table:table table:name="Tabla19" table:style-name="Tabla19">
        <table:table-column table:style-name="Tabla19.A"/>
        <table:table-column table:style-name="Tabla19.B"/>
        <table:table-column table:style-name="Tabla19.C"/>
        <table:table-row>
          <table:table-cell table:style-name="Tabla19.A1" office:value-type="string">
            <text:p text:style-name="P9">Método</text:p>
          </table:table-cell>
          <table:table-cell table:style-name="Tabla19.A1" office:value-type="string">
            <text:p text:style-name="P9">Parámetros</text:p>
          </table:table-cell>
          <table:table-cell table:style-name="Tabla19.C1" office:value-type="string">
            <text:p text:style-name="P9">Descripción</text:p>
          </table:table-cell>
        </table:table-row>
        <table:table-row>
          <table:table-cell table:style-name="Tabla19.A1" office:value-type="string">
            <text:p text:style-name="P9">from()</text:p>
          </table:table-cell>
          <table:table-cell table:style-name="Tabla19.B2" office:value-type="string">
            <text:p text:style-name="P9">Cadena</text:p>
          </table:table-cell>
          <table:table-cell table:style-name="Tabla19.C2" office:value-type="string">
            <text:p text:style-name="P9">Dirección de Email para envío de correo.</text:p>
          </table:table-cell>
        </table:table-row>
        <table:table-row>
          <table:table-cell table:style-name="Tabla19.A1" office:value-type="string">
            <text:p text:style-name="P9">reply_to()</text:p>
          </table:table-cell>
          <table:table-cell table:style-name="Tabla19.B2" office:value-type="string">
            <text:p text:style-name="P9">Cadena</text:p>
          </table:table-cell>
          <table:table-cell table:style-name="Tabla19.C2" office:value-type="string">
            <text:p text:style-name="P9">Dirección de Email desde donde se envía el correo</text:p>
          </table:table-cell>
        </table:table-row>
        <table:table-row>
          <table:table-cell table:style-name="Tabla19.A1" office:value-type="string">
            <text:p text:style-name="P9">to()</text:p>
          </table:table-cell>
          <table:table-cell table:style-name="Tabla19.B2" office:value-type="string">
            <text:p text:style-name="P9">Cadena</text:p>
          </table:table-cell>
          <table:table-cell table:style-name="Tabla19.C2" office:value-type="string">
            <text:p text:style-name="P9">Dirección de Email para responder, si no se especifica se usa la primera</text:p>
          </table:table-cell>
        </table:table-row>
        <table:table-row>
          <table:table-cell table:style-name="Tabla19.A1" office:value-type="string">
            <text:p text:style-name="P9">cc()</text:p>
          </table:table-cell>
          <table:table-cell table:style-name="Tabla19.B2" office:value-type="string">
            <text:p text:style-name="P9">Cadena</text:p>
          </table:table-cell>
          <table:table-cell table:style-name="Tabla19.C2" office:value-type="string">
            <text:p text:style-name="P9">Dirección de Email para envío de correo con copia oculta</text:p>
          </table:table-cell>
        </table:table-row>
        <table:table-row>
          <table:table-cell table:style-name="Tabla19.A1" office:value-type="string">
            <text:p text:style-name="P9">bcc()</text:p>
          </table:table-cell>
          <table:table-cell table:style-name="Tabla19.B2" office:value-type="string">
            <text:p text:style-name="P9">Cadena</text:p>
          </table:table-cell>
          <table:table-cell table:style-name="Tabla19.C2" office:value-type="string">
            <text:p text:style-name="P9">Establece una dirección de Email BCC</text:p>
          </table:table-cell>
        </table:table-row>
        <table:table-row>
          <table:table-cell table:style-name="Tabla19.A1" office:value-type="string">
            <text:p text:style-name="P9">subject()</text:p>
          </table:table-cell>
          <table:table-cell table:style-name="Tabla19.B2" office:value-type="string">
            <text:p text:style-name="P9">Cadena</text:p>
          </table:table-cell>
          <table:table-cell table:style-name="Tabla19.C2" office:value-type="string">
            <text:p text:style-name="P9">Establece el asunto del Email</text:p>
          </table:table-cell>
        </table:table-row>
        <table:table-row>
          <table:table-cell table:style-name="Tabla19.A1" office:value-type="string">
            <text:p text:style-name="P9">message()</text:p>
          </table:table-cell>
          <table:table-cell table:style-name="Tabla19.B2" office:value-type="string">
            <text:p text:style-name="P9">Cadena</text:p>
          </table:table-cell>
          <table:table-cell table:style-name="Tabla19.C2" office:value-type="string">
            <text:p text:style-name="P9">Cuerpo del mensaje del Email</text:p>
          </table:table-cell>
        </table:table-row>
        <table:table-row>
          <table:table-cell table:style-name="Tabla19.A1" office:value-type="string">
            <text:p text:style-name="P9">set_alt_message()</text:p>
          </table:table-cell>
          <table:table-cell table:style-name="Tabla19.B2" office:value-type="string">
            <text:p text:style-name="P9">Cadena</text:p>
          </table:table-cell>
          <table:table-cell table:style-name="Tabla19.C2" office:value-type="string">
            <text:p text:style-name="P9">Mensaje alternativo</text:p>
          </table:table-cell>
        </table:table-row>
        <table:table-row>
          <table:table-cell table:style-name="Tabla19.A1" office:value-type="string">
            <text:p text:style-name="P9">clear()</text:p>
          </table:table-cell>
          <table:table-cell table:style-name="Tabla19.B2" office:value-type="string">
            <text:p text:style-name="P9">Ninguno</text:p>
          </table:table-cell>
          <table:table-cell table:style-name="Tabla19.C2" office:value-type="string">
            <text:p text:style-name="P9">Limpia todas la variables a un estado vacío.</text:p>
          </table:table-cell>
        </table:table-row>
        <table:table-row>
          <table:table-cell table:style-name="Tabla19.A1" office:value-type="string">
            <text:p text:style-name="P9">Send()</text:p>
          </table:table-cell>
          <table:table-cell table:style-name="Tabla19.B2" office:value-type="string">
            <text:p text:style-name="P9">Ninguno</text:p>
          </table:table-cell>
          <table:table-cell table:style-name="Tabla19.C2" office:value-type="string">
            <text:p text:style-name="P9">Envía un Email</text:p>
          </table:table-cell>
        </table:table-row>
        <table:table-row>
          <table:table-cell table:style-name="Tabla19.A12" office:value-type="string">
            <text:p text:style-name="P9">attach()</text:p>
          </table:table-cell>
          <table:table-cell table:style-name="Tabla19.B12" office:value-type="string">
            <text:p text:style-name="P9">Cadena</text:p>
          </table:table-cell>
          <table:table-cell table:style-name="Tabla19.C12" office:value-type="string">
            <text:p text:style-name="P9">Adjunta un archivo recibe como parámetros una ruta.</text:p>
          </table:table-cell>
        </table:table-row>
      </table:table>
      <text:p text:style-name="P9"/>
      <text:p text:style-name="subcapitulo3"><text:bookmark-start text:name="__RefHeading__26765_475958974"/><text:soft-page-break/>4.5.21.9. Clase input<text:bookmark-end text:name="__RefHeading__26765_475958974"/></text:p>
      <text:p text:style-name="P9">Esta librería permite manipular lo que el usuario ingresa al sistema a través de formularios se recomienda su uso en lugar de las variables globales de PHP “$_POST y $_GET” para evitar problemas de seguridad y el aprovechamiento de las facilidades del Framework, no dispone de ningún tipo de configuración, esta libreria se carga automáticamente por lo que no es necesario cargarla.</text:p>
      <text:p text:style-name="P9"/>
      <text:p text:style-name="subcapitulo4"><text:bookmark-start text:name="__RefHeading__26767_475958974"/>4.5.21.9.1. MÉTODOS DE LA CLASE INPUT<text:bookmark-end text:name="__RefHeading__26767_475958974"/></text:p>
      <text:p text:style-name="P9"><text:span text:style-name="T43">Para acceder los métodos se usa la siguiente sintaxis </text:span>“$this-&gt;input-&gt;nombre_método(Parámetros)”</text:p>
      <table:table table:name="Tabla20" table:style-name="Tabla20">
        <table:table-column table:style-name="Tabla20.A"/>
        <table:table-column table:style-name="Tabla20.B"/>
        <table:table-column table:style-name="Tabla20.C"/>
        <table:table-row>
          <table:table-cell table:style-name="Tabla20.A1" office:value-type="string">
            <text:p text:style-name="P9">Método</text:p>
          </table:table-cell>
          <table:table-cell table:style-name="Tabla20.A1" office:value-type="string">
            <text:p text:style-name="P9">Parámetros</text:p>
          </table:table-cell>
          <table:table-cell table:style-name="Tabla20.C1" office:value-type="string">
            <text:p text:style-name="P9">Descripción</text:p>
          </table:table-cell>
        </table:table-row>
        <table:table-row>
          <table:table-cell table:style-name="Tabla20.A1" office:value-type="string">
            <text:p text:style-name="P9">post()</text:p>
          </table:table-cell>
          <table:table-cell table:style-name="Tabla20.B2" office:value-type="string">
            <text:p text:style-name="P9">Cadena</text:p>
          </table:table-cell>
          <table:table-cell table:style-name="Tabla20.C2" office:value-type="string">
            <text:p text:style-name="P9">Recupera un dato enviado por POST, si no existe el dato buscado retorna FALSE</text:p>
          </table:table-cell>
        </table:table-row>
        <table:table-row>
          <table:table-cell table:style-name="Tabla20.A1" office:value-type="string">
            <text:p text:style-name="P9">get()</text:p>
          </table:table-cell>
          <table:table-cell table:style-name="Tabla20.B2" office:value-type="string">
            <text:p text:style-name="P9">Cadena,booleano</text:p>
          </table:table-cell>
          <table:table-cell table:style-name="Tabla20.C2" office:value-type="string">
            <text:p text:style-name="P9">Recupera un dato enviado por POST, si no existe el dato buscado retorna FALSE</text:p>
          </table:table-cell>
        </table:table-row>
        <table:table-row>
          <table:table-cell table:style-name="Tabla20.A1" office:value-type="string">
            <text:p text:style-name="P9">get_post()</text:p>
          </table:table-cell>
          <table:table-cell table:style-name="Tabla20.B2" office:value-type="string">
            <text:p text:style-name="P9">Cadena, booleano</text:p>
          </table:table-cell>
          <table:table-cell table:style-name="Tabla20.C2" office:value-type="string">
            <text:p text:style-name="P9">Busca un dato en POST y luego en GET, si no existe el dato buscado retorna FALSE</text:p>
          </table:table-cell>
        </table:table-row>
        <table:table-row>
          <table:table-cell table:style-name="Tabla20.A1" office:value-type="string">
            <text:p text:style-name="P9">cookie()</text:p>
          </table:table-cell>
          <table:table-cell table:style-name="Tabla20.B2" office:value-type="string">
            <text:p text:style-name="P9">Ninguno</text:p>
          </table:table-cell>
          <table:table-cell table:style-name="Tabla20.C2" office:value-type="string">
            <text:p text:style-name="P9">Recupera un dato de una COOKIE, <text:s/>si no existe el dato buscado retorna FALSE</text:p>
          </table:table-cell>
        </table:table-row>
        <table:table-row>
          <table:table-cell table:style-name="Tabla20.A1" office:value-type="string">
            <text:p text:style-name="P9">server()</text:p>
          </table:table-cell>
          <table:table-cell table:style-name="Tabla20.B2" office:value-type="string">
            <text:p text:style-name="P9">Cadena</text:p>
          </table:table-cell>
          <table:table-cell table:style-name="Tabla20.C2" office:value-type="string">
            <text:p text:style-name="P9">Recupera datos del server, <text:s/>si no existe el dato buscado retorna FALSE</text:p>
          </table:table-cell>
        </table:table-row>
        <table:table-row>
          <table:table-cell table:style-name="Tabla20.A1" office:value-type="string">
            <text:p text:style-name="P9">set_cookie()</text:p>
          </table:table-cell>
          <table:table-cell table:style-name="Tabla20.B2" office:value-type="string">
            <text:p text:style-name="P9">Arreglo asociativo</text:p>
          </table:table-cell>
          <table:table-cell table:style-name="Tabla20.C2" office:value-type="string">
            <text:p text:style-name="P9">Establece una COOKIE en el cliente, los detalles de la cookie debe ir en un arreglo clave-valor.</text:p>
          </table:table-cell>
        </table:table-row>
        <table:table-row>
          <table:table-cell table:style-name="Tabla20.A1" office:value-type="string">
            <text:p text:style-name="P9">ip_address()</text:p>
          </table:table-cell>
          <table:table-cell table:style-name="Tabla20.B2" office:value-type="string">
            <text:p text:style-name="P9">Ninguno</text:p>
          </table:table-cell>
          <table:table-cell table:style-name="Tabla20.C2" office:value-type="string">
            <text:p text:style-name="P9">Retorna la dirección IP del usuario, si esta no es correcta retorna 0.0.0.0.</text:p>
          </table:table-cell>
        </table:table-row>
        <table:table-row>
          <table:table-cell table:style-name="Tabla20.A1" office:value-type="string">
            <text:p text:style-name="P9">valid_ip()</text:p>
          </table:table-cell>
          <table:table-cell table:style-name="Tabla20.B2" office:value-type="string">
            <text:p text:style-name="P9">Cadena</text:p>
          </table:table-cell>
          <table:table-cell table:style-name="Tabla20.C2" office:value-type="string">
            <text:p text:style-name="P9">Verifica que una dirección IP sea válida </text:p>
          </table:table-cell>
        </table:table-row>
        <table:table-row>
          <table:table-cell table:style-name="Tabla20.A1" office:value-type="string">
            <text:p text:style-name="P9">user_agent()</text:p>
          </table:table-cell>
          <table:table-cell table:style-name="Tabla20.B2" office:value-type="string">
            <text:p text:style-name="P9">Ninguno</text:p>
          </table:table-cell>
          <table:table-cell table:style-name="Tabla20.C2" office:value-type="string">
            <text:p text:style-name="P9">Retorna los datos del navegador usado por el cliente</text:p>
          </table:table-cell>
        </table:table-row>
        <table:table-row>
          <table:table-cell table:style-name="Tabla20.A1" office:value-type="string">
            <text:p text:style-name="P9">is_ajax_request()</text:p>
          </table:table-cell>
          <table:table-cell table:style-name="Tabla20.B2" office:value-type="string">
            <text:p text:style-name="P9">Ninguno</text:p>
          </table:table-cell>
          <table:table-cell table:style-name="Tabla20.C2" office:value-type="string">
            <text:p text:style-name="P9">Retorna VERDADERO si la solicitud a un método de un controlador es echa por AJAX en otro caso retorna FALSE</text:p>
          </table:table-cell>
        </table:table-row>
        <table:table-row>
          <table:table-cell table:style-name="Tabla20.A12" office:value-type="string">
            <text:p text:style-name="P9">is_cli_request()</text:p>
          </table:table-cell>
          <table:table-cell table:style-name="Tabla20.B12" office:value-type="string">
            <text:p text:style-name="P9">Ninguno</text:p>
          </table:table-cell>
          <table:table-cell table:style-name="Tabla20.C12" office:value-type="string">
            <text:p text:style-name="P9">Retorna VERDADERO si la solicitud a un método de un controlador es echa por un <text:soft-page-break/>usuario en otro caso retorna FALSE</text:p>
          </table:table-cell>
        </table:table-row>
      </table:table>
      <text:p text:style-name="P9"/>
      <text:p text:style-name="subcapitulo4"><text:bookmark-start text:name="__RefHeading__26769_475958974"/>4.5.21.10. CLASE PAGINATION<text:bookmark-end text:name="__RefHeading__26769_475958974"/></text:p>
      <text:p text:style-name="P9">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9">Para usar esta librería es necesario cargarla y configurarla .</text:p>
      <text:p text:style-name="P9">Parámetros de configuración, estos parámetros se los pasa a través de un arreglo clave-valor para cargar la configuración se usa el método “initialize ” :</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9">Preferencia</text:p>
          </table:table-cell>
          <table:table-cell table:style-name="Tabla21.A1" office:value-type="string">
            <text:p text:style-name="P9">Default</text:p>
          </table:table-cell>
          <table:table-cell table:style-name="Tabla21.A1" office:value-type="string">
            <text:p text:style-name="P9">Opciones</text:p>
          </table:table-cell>
          <table:table-cell table:style-name="Tabla21.D1" office:value-type="string">
            <text:p text:style-name="P9">Descripción</text:p>
          </table:table-cell>
        </table:table-row>
        <table:table-row>
          <table:table-cell table:style-name="Tabla21.A1" office:value-type="string">
            <text:p text:style-name="P9">base_url</text:p>
          </table:table-cell>
          <table:table-cell table:style-name="Tabla21.B2" office:value-type="string">
            <text:p text:style-name="P9">Vacío</text:p>
          </table:table-cell>
          <table:table-cell table:style-name="Tabla21.B2" office:value-type="string">
            <text:p text:style-name="P9">URI del controlador</text:p>
          </table:table-cell>
          <table:table-cell table:style-name="Tabla21.D2" office:value-type="string">
            <text:p text:style-name="P9">La dirección completa del método</text:p>
          </table:table-cell>
        </table:table-row>
        <table:table-row>
          <table:table-cell table:style-name="Tabla21.A1" office:value-type="string">
            <text:p text:style-name="P9">total_rows</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Total de registros</text:p>
          </table:table-cell>
        </table:table-row>
        <table:table-row>
          <table:table-cell table:style-name="Tabla21.A1" office:value-type="string">
            <text:p text:style-name="P9">per_page</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Registros a presentar por página</text:p>
          </table:table-cell>
        </table:table-row>
        <table:table-row>
          <table:table-cell table:style-name="Tabla21.A1" office:value-type="string">
            <text:p text:style-name="P9">uri_segment</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Segmento URI que contiene el número de página actual</text:p>
          </table:table-cell>
        </table:table-row>
        <table:table-row>
          <table:table-cell table:style-name="Tabla21.A1" office:value-type="string">
            <text:p text:style-name="P9">num_links</text:p>
          </table:table-cell>
          <table:table-cell table:style-name="Tabla21.B2" office:value-type="string">
            <text:p text:style-name="P9">Vacío</text:p>
          </table:table-cell>
          <table:table-cell table:style-name="Tabla21.B2" office:value-type="string">
            <text:p text:style-name="P9">Entero</text:p>
          </table:table-cell>
          <table:table-cell table:style-name="Tabla21.D2" office:value-type="string">
            <text:p text:style-name="P9">Número de enlaces a mostrar</text:p>
          </table:table-cell>
        </table:table-row>
        <table:table-row>
          <table:table-cell table:style-name="Tabla21.A1" office:value-type="string">
            <text:p text:style-name="P9">full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HTML para los links de paginación, se usa para aplicar estilos.</text:p>
          </table:table-cell>
        </table:table-row>
        <table:table-row>
          <table:table-cell table:style-name="Tabla21.A1" office:value-type="string">
            <text:p text:style-name="P9">full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para el grupo de links de paginación.</text:p>
          </table:table-cell>
        </table:table-row>
        <table:table-row>
          <table:table-cell table:style-name="Tabla21.A1" office:value-type="string">
            <text:p text:style-name="P9">first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primer link</text:p>
          </table:table-cell>
        </table:table-row>
        <table:table-row>
          <table:table-cell table:style-name="Tabla21.A1" office:value-type="string">
            <text:p text:style-name="P9">first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para el primer link, se usa para aplicar estilos.</text:p>
          </table:table-cell>
        </table:table-row>
        <table:table-row>
          <table:table-cell table:style-name="Tabla21.A1" office:value-type="string">
            <text:p text:style-name="P9">first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para el primer link.</text:p>
          </table:table-cell>
        </table:table-row>
        <table:table-row>
          <table:table-cell table:style-name="Tabla21.A1" office:value-type="string">
            <text:p text:style-name="P9">last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último link de la paginación.</text:p>
          </table:table-cell>
        </table:table-row>
        <table:table-row>
          <table:table-cell table:style-name="Tabla21.A1" office:value-type="string">
            <text:p text:style-name="P9">last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para el <text:soft-page-break/>ultimo link, se usa para aplicar estilos</text:p>
          </table:table-cell>
        </table:table-row>
        <table:table-row>
          <table:table-cell table:style-name="Tabla21.A1" office:value-type="string">
            <text:p text:style-name="P9">last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para el ultimo link de la paginación.</text:p>
          </table:table-cell>
        </table:table-row>
        <table:table-row>
          <table:table-cell table:style-name="Tabla21.A1" office:value-type="string">
            <text:p text:style-name="P9">next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link que indica el cambio de página siguiente.</text:p>
          </table:table-cell>
        </table:table-row>
        <table:table-row>
          <table:table-cell table:style-name="Tabla21.A1" office:value-type="string">
            <text:p text:style-name="P9">last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del link siguiente de la paginación, se usa para aplicar estilos</text:p>
          </table:table-cell>
        </table:table-row>
        <table:table-row>
          <table:table-cell table:style-name="Tabla21.A1" office:value-type="string">
            <text:p text:style-name="P9">last_tag_close</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cierre del link siguiente de paginación.</text:p>
          </table:table-cell>
        </table:table-row>
        <table:table-row>
          <table:table-cell table:style-name="Tabla21.A1" office:value-type="string">
            <text:p text:style-name="P9">prev_link</text:p>
          </table:table-cell>
          <table:table-cell table:style-name="Tabla21.B2" office:value-type="string">
            <text:p text:style-name="P9">Vacío</text:p>
          </table:table-cell>
          <table:table-cell table:style-name="Tabla21.B2" office:value-type="string">
            <text:p text:style-name="P9">Texto</text:p>
          </table:table-cell>
          <table:table-cell table:style-name="Tabla21.D2" office:value-type="string">
            <text:p text:style-name="P9">Texto del link que indica el cambio de página anterior.</text:p>
          </table:table-cell>
        </table:table-row>
        <table:table-row>
          <table:table-cell table:style-name="Tabla21.A1" office:value-type="string">
            <text:p text:style-name="P9">prev_tag_open</text:p>
          </table:table-cell>
          <table:table-cell table:style-name="Tabla21.B2" office:value-type="string">
            <text:p text:style-name="P9">Vacío</text:p>
          </table:table-cell>
          <table:table-cell table:style-name="Tabla21.B2" office:value-type="string">
            <text:p text:style-name="P9">HTML</text:p>
          </table:table-cell>
          <table:table-cell table:style-name="Tabla21.D2" office:value-type="string">
            <text:p text:style-name="P9">Etiqueta de apertura del link anterior de la paginación, se usa para aplicar estilos</text:p>
          </table:table-cell>
        </table:table-row>
        <table:table-row>
          <table:table-cell table:style-name="Tabla21.A20" office:value-type="string">
            <text:p text:style-name="P9">prev_tag_close</text:p>
          </table:table-cell>
          <table:table-cell table:style-name="Tabla21.B20" office:value-type="string">
            <text:p text:style-name="P9">Vacío</text:p>
          </table:table-cell>
          <table:table-cell table:style-name="Tabla21.B20" office:value-type="string">
            <text:p text:style-name="P9">HTML</text:p>
          </table:table-cell>
          <table:table-cell table:style-name="Tabla21.D20" office:value-type="string">
            <text:p text:style-name="P9">Etiqueta de cierre del link anterior de paginación.</text:p>
          </table:table-cell>
        </table:table-row>
      </table:table>
      <text:p text:style-name="P9"/>
      <text:p text:style-name="P9">Cuando se establecen los parámetros de configuración y se inicializa la clase se debe llamar al método <text:span text:style-name="T1">“$this-&gt;pagination-&gt;create_links()” </text:span>este retorna los links de la paginación y los inserta en el HTML resultante de la pagina, de los parámetros de configuración se debe indicar al menos los 4 primeros de la página para que funcione,esta librería no cuenta con métodos adicionales</text:p>
      <text:p text:style-name="P9"/>
      <text:p text:style-name="subcapitulo3"><text:bookmark-start text:name="__RefHeading__26771_475958974"/>4.5.21.11. Clase session<text:bookmark-end text:name="__RefHeading__26771_475958974"/></text:p>
      <text:p text:style-name="P9">Esta librería ayuda al manejo de las sesiones de usuario, las sesiones es el seguimiento que se le hace a un usuario mientras visita un sitio, esta librería no necesita de ninguna configuración para su uso, se recomienda cargar la clase en el <text:span text:style-name="T1">“autolad”</text:span> del sistema <text:span text:style-name="T1">“application/config/autoload.php”</text:span>.</text:p>
      <text:p text:style-name="P9">Cuando se inicia esta librería, esta se encarga de revisar los datos de sesión, verifica que los datos sean validos en caso de que no lo sean crea una nueva sesión y regenera el identificador de sesión los datos por defecto en una sesión creada por CodeIgniter son:</text:p>
      <text:list xml:id="list1500562728" text:style-name="L11">
        <text:list-item>
          <text:p text:style-name="P15">Identificador de sesión si se especifica una clave de encriptación se encontrará <text:soft-page-break/>cifrada.</text:p>
        </text:list-item>
        <text:list-item>
          <text:p text:style-name="P15">La dirección IP del usuario</text:p>
        </text:list-item>
        <text:list-item>
          <text:p text:style-name="P15">Los datos del agente de usuario o navegador, retorna los primeros 120 caracteres</text:p>
        </text:list-item>
        <text:list-item>
          <text:p text:style-name="P15">Marca de tiempo de la ultima actividad </text:p>
        </text:list-item>
      </text:list>
      <text:p text:style-name="P9">Todos estos se encuentran en un arreglo clave-valor de la siguiente manera:</text:p>
      <text:p text:style-name="P9">Ejemplo:</text:p>
      <text:p text:style-name="P1">&lt;?php</text:p>
      <text:p text:style-name="P1"><text:span text:style-name="T54">$datos</text:span><text:span text:style-name="T8"> </text:span><text:span text:style-name="T17">=</text:span><text:span text:style-name="T8"> </text:span><text:span text:style-name="T10">array</text:span><text:span text:style-name="T17">(</text:span></text:p>
      <text:p text:style-name="P1"><text:span text:style-name="T30">'session_id'</text:span><text:span text:style-name="T8"> </text:span><text:span text:style-name="T17">=&gt;</text:span><text:span text:style-name="T30">'codigo aleatorio'</text:span><text:span text:style-name="T17">,</text:span></text:p>
      <text:p text:style-name="P1"><text:span text:style-name="T30">'ip_address'</text:span><text:span text:style-name="T8"> </text:span><text:span text:style-name="T17">=&gt;</text:span><text:span text:style-name="T30">'cadena - dirección IP del usuario'</text:span><text:span text:style-name="T17">,</text:span></text:p>
      <text:p text:style-name="P1"><text:span text:style-name="T30">'user_agent'</text:span><text:span text:style-name="T8"> </text:span><text:span text:style-name="T17">=&gt;</text:span><text:span text:style-name="T30">'cadena - datos del agente de usuario'</text:span><text:span text:style-name="T17">,</text:span></text:p>
      <text:p text:style-name="P1"><text:span text:style-name="T30">'last_activity'</text:span><text:span text:style-name="T8"> </text:span><text:span text:style-name="T17">=&gt;</text:span><text:span text:style-name="T30">'Una marca de tiempo fecha'</text:span></text:p>
      <text:p text:style-name="P1"><text:span text:style-name="T17">)</text:span><text:span text:style-name="T37">;</text:span></text:p>
      <text:p text:style-name="P5">?&gt;</text:p>
      <text:p text:style-name="P9"/>
      <text:p text:style-name="P9">Si el programador desea agregar nuevos datos a la cookie debe crear un arreglo similar al anterior y pasarle a la librería de sesión estos datos</text:p>
      <text:p text:style-name="P9">Métodos de la clase, para acceder a los métodos luego de cargar la librería se lo hace mediante “<text:span text:style-name="T1">$this-&gt;session-&gt;nombre_método(parámetros)</text:span>”<text:span text:style-name="T1">.</text:span></text:p>
      <table:table table:name="Tabla22" table:style-name="Tabla22">
        <table:table-column table:style-name="Tabla22.A"/>
        <table:table-column table:style-name="Tabla22.B"/>
        <table:table-column table:style-name="Tabla22.C"/>
        <table:table-row>
          <table:table-cell table:style-name="Tabla22.A1" office:value-type="string">
            <text:p text:style-name="P9">Método</text:p>
          </table:table-cell>
          <table:table-cell table:style-name="Tabla22.A1" office:value-type="string">
            <text:p text:style-name="P9">Parámetros</text:p>
          </table:table-cell>
          <table:table-cell table:style-name="Tabla22.C1" office:value-type="string">
            <text:p text:style-name="P9">Descripción</text:p>
          </table:table-cell>
        </table:table-row>
        <table:table-row>
          <table:table-cell table:style-name="Tabla22.A1" office:value-type="string">
            <text:p text:style-name="P9">user_data()</text:p>
          </table:table-cell>
          <table:table-cell table:style-name="Tabla22.B2" office:value-type="string">
            <text:p text:style-name="P9">Texto</text:p>
          </table:table-cell>
          <table:table-cell table:style-name="Tabla22.C2" office:value-type="string">
            <text:p text:style-name="P9">Recupera un dato de la sesión, acepta como parámetro el nombre del ítem.</text:p>
          </table:table-cell>
        </table:table-row>
        <table:table-row>
          <table:table-cell table:style-name="Tabla22.A1" office:value-type="string">
            <text:p text:style-name="P9">set_user_data()</text:p>
          </table:table-cell>
          <table:table-cell table:style-name="Tabla22.B2" office:value-type="string">
            <text:p text:style-name="P9">Arreglo asociativo</text:p>
          </table:table-cell>
          <table:table-cell table:style-name="Tabla22.C2" office:value-type="string">
            <text:p text:style-name="P9">Ingresa datos nuevos a la sesión, estos datos deben ser ingresados en formato de arreglo asociativo.</text:p>
          </table:table-cell>
        </table:table-row>
        <table:table-row>
          <table:table-cell table:style-name="Tabla22.A1" office:value-type="string">
            <text:p text:style-name="P9">unset_user_data()</text:p>
          </table:table-cell>
          <table:table-cell table:style-name="Tabla22.B2" office:value-type="string">
            <text:p text:style-name="P9">Texto</text:p>
          </table:table-cell>
          <table:table-cell table:style-name="Tabla22.C2" office:value-type="string">
            <text:p text:style-name="P9">Elimina un contenido en la sesión, acepta como parámetro el nombre del ítem.</text:p>
          </table:table-cell>
        </table:table-row>
        <table:table-row>
          <table:table-cell table:style-name="Tabla22.A1" office:value-type="string">
            <text:p text:style-name="P9">set_flash_data()</text:p>
          </table:table-cell>
          <table:table-cell table:style-name="Tabla22.B2" office:value-type="string">
            <text:p text:style-name="P9">Arreglo asociativo</text:p>
          </table:table-cell>
          <table:table-cell table:style-name="Tabla22.C2" office:value-type="string">
            <text:p text:style-name="P9">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9">keep_fash_data()</text:p>
          </table:table-cell>
          <table:table-cell table:style-name="Tabla22.B2" office:value-type="string">
            <text:p text:style-name="P9">Texto</text:p>
          </table:table-cell>
          <table:table-cell table:style-name="Tabla22.C2" office:value-type="string">
            <text:p text:style-name="P9">Pasa los datos de una variable de sesión temporal a fija en la sesión, acepta como parámetro el nombre del ítem</text:p>
          </table:table-cell>
        </table:table-row>
        <table:table-row>
          <table:table-cell table:style-name="Tabla22.A7" office:value-type="string">
            <text:p text:style-name="P9">sess_destroy()</text:p>
          </table:table-cell>
          <table:table-cell table:style-name="Tabla22.B7" office:value-type="string">
            <text:p text:style-name="P9">Ninguno</text:p>
          </table:table-cell>
          <table:table-cell table:style-name="Tabla22.C7" office:value-type="string">
            <text:p text:style-name="P9">Destruye una sesión.</text:p>
          </table:table-cell>
        </table:table-row>
      </table:table>
      <text:p text:style-name="P9"/>
      <text:p text:style-name="P9"><text:soft-page-break/>Las <text:s/>sesiones de CodeIgniter no usan las sesiones nativas de <text:s/>PHP, son muy sencillas de usar.</text:p>
      <text:p text:style-name="P17"/>
      <text:p text:style-name="subcapitulo3"><text:bookmark-start text:name="__RefHeading__26773_475958974"/>4.5.21.12. Clase upload<text:bookmark-end text:name="__RefHeading__26773_475958974"/></text:p>
      <text:p text:style-name="P9">La librería <text:span text:style-name="T1">“upload”</text:span> es muy importante para el proyecto, sirve para manipular archivos desde el servidor, permite traer un fichero desde el cliente hasta el servidor con la ayuda de formularios web, establecer un nombre, una ruta donde guardarlos, el tamaño máximo, formatos permitidos, entre otros.</text:p>
      <text:p text:style-name="P9">Para usar esta librería es necesario cargarla de forma manual en el constructor del controlador en el que la necesite, se la carga de la siguiente manera <text:span text:style-name="T1">“$this-&gt;load-&gt;upload()” </text:span>y se hace referencia a ella con las sentencia <text:span text:style-name="T1">“$this-&gt;upload-&gt;nombre_método(parámetros)”</text:span>.</text:p>
      <text:p text:style-name="P9">Parámetros de configuración aceptados por la librería, para usar la configuración establecida se lo hace en el momento de cargar la clase como segundo parámetro, existe una segunda forma usando el método <text:span text:style-name="T1">“$this-&gt;upload-&gt;initialize($config)”</text:span>.</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9">Preferencia</text:p>
          </table:table-cell>
          <table:table-cell table:style-name="Tabla23.A1" office:value-type="string">
            <text:p text:style-name="P9">Default</text:p>
          </table:table-cell>
          <table:table-cell table:style-name="Tabla23.A1" office:value-type="string">
            <text:p text:style-name="P9">Opciones</text:p>
          </table:table-cell>
          <table:table-cell table:style-name="Tabla23.D1" office:value-type="string">
            <text:p text:style-name="P9">Descripción</text:p>
          </table:table-cell>
        </table:table-row>
        <table:table-row>
          <table:table-cell table:style-name="Tabla23.A1" office:value-type="string">
            <text:p text:style-name="P9">upload_path</text:p>
          </table:table-cell>
          <table:table-cell table:style-name="Tabla23.B2" office:value-type="string">
            <text:p text:style-name="P9">Ninguno</text:p>
          </table:table-cell>
          <table:table-cell table:style-name="Tabla23.B2" office:value-type="string">
            <text:p text:style-name="P9">Texto</text:p>
          </table:table-cell>
          <table:table-cell table:style-name="Tabla23.D2" office:value-type="string">
            <text:p text:style-name="P9">Nombre de la ruta en la que se van a almacenar los archivos, debe dar permisos de escritura al directorio.</text:p>
          </table:table-cell>
        </table:table-row>
        <table:table-row>
          <table:table-cell table:style-name="Tabla23.A1" office:value-type="string">
            <text:p text:style-name="P9">allowed_types</text:p>
          </table:table-cell>
          <table:table-cell table:style-name="Tabla23.B2" office:value-type="string">
            <text:p text:style-name="P9">Ninguno</text:p>
          </table:table-cell>
          <table:table-cell table:style-name="Tabla23.B2" office:value-type="string">
            <text:p text:style-name="P9">Texto</text:p>
          </table:table-cell>
          <table:table-cell table:style-name="Tabla23.D2" office:value-type="string">
            <text:p text:style-name="P9">Establece los formatos que se permitidos</text:p>
          </table:table-cell>
        </table:table-row>
        <table:table-row>
          <table:table-cell table:style-name="Tabla23.A1" office:value-type="string">
            <text:p text:style-name="P9">file_name</text:p>
          </table:table-cell>
          <table:table-cell table:style-name="Tabla23.B2" office:value-type="string">
            <text:p text:style-name="P9">Ninguno</text:p>
          </table:table-cell>
          <table:table-cell table:style-name="Tabla23.B2" office:value-type="string">
            <text:p text:style-name="P9">Texto</text:p>
          </table:table-cell>
          <table:table-cell table:style-name="Tabla23.D2" office:value-type="string">
            <text:p text:style-name="P9">Nombre del fichero, si no se establece se guarda con el nombre original.</text:p>
          </table:table-cell>
        </table:table-row>
        <table:table-row>
          <table:table-cell table:style-name="Tabla23.A1" office:value-type="string">
            <text:p text:style-name="P9">overwrite</text:p>
          </table:table-cell>
          <table:table-cell table:style-name="Tabla23.B2" office:value-type="string">
            <text:p text:style-name="P9">FALSE</text:p>
          </table:table-cell>
          <table:table-cell table:style-name="Tabla23.B2" office:value-type="string">
            <text:p text:style-name="P9">TRUE/FALSE</text:p>
          </table:table-cell>
          <table:table-cell table:style-name="Tabla23.D2" office:value-type="string">
            <text:p text:style-name="P9">Establece si un fichero se sobre-escribe o no</text:p>
          </table:table-cell>
        </table:table-row>
        <table:table-row>
          <table:table-cell table:style-name="Tabla23.A1" office:value-type="string">
            <text:p text:style-name="P9">max_size</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Tamaño máximo en kb</text:p>
          </table:table-cell>
        </table:table-row>
        <table:table-row>
          <table:table-cell table:style-name="Tabla23.A1" office:value-type="string">
            <text:p text:style-name="P9">max_width</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Establece el ancho máximo en píxeles, en caso de ser imagen</text:p>
          </table:table-cell>
        </table:table-row>
        <table:table-row>
          <table:table-cell table:style-name="Tabla23.A1" office:value-type="string">
            <text:p text:style-name="P9">max_heigth</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Establece el alto máximo en píxeles, en caso de ser imagen</text:p>
          </table:table-cell>
        </table:table-row>
        <text:soft-page-break/>
        <table:table-row>
          <table:table-cell table:style-name="Tabla23.A1" office:value-type="string">
            <text:p text:style-name="P9">max_filename</text:p>
          </table:table-cell>
          <table:table-cell table:style-name="Tabla23.B2" office:value-type="string">
            <text:p text:style-name="P9">0</text:p>
          </table:table-cell>
          <table:table-cell table:style-name="Tabla23.B2" office:value-type="string">
            <text:p text:style-name="P9">Ninguna</text:p>
          </table:table-cell>
          <table:table-cell table:style-name="Tabla23.D2" office:value-type="string">
            <text:p text:style-name="P9">Establece la longitud máxima en el nombre del fichero.</text:p>
          </table:table-cell>
        </table:table-row>
        <table:table-row>
          <table:table-cell table:style-name="Tabla23.A1" office:value-type="string">
            <text:p text:style-name="P9">encrypt_name </text:p>
          </table:table-cell>
          <table:table-cell table:style-name="Tabla23.B2" office:value-type="string">
            <text:p text:style-name="P9">FALSE</text:p>
          </table:table-cell>
          <table:table-cell table:style-name="Tabla23.B2" office:value-type="string">
            <text:p text:style-name="P9">TRUE/FALSE</text:p>
          </table:table-cell>
          <table:table-cell table:style-name="Tabla23.D2" office:value-type="string">
            <text:p text:style-name="P9">Ecripta el nombre de un fichero y lo guarda en disco con ese nombre.</text:p>
          </table:table-cell>
        </table:table-row>
        <table:table-row>
          <table:table-cell table:style-name="Tabla23.A11" office:value-type="string">
            <text:p text:style-name="P9">remove_space</text:p>
          </table:table-cell>
          <table:table-cell table:style-name="Tabla23.B11" office:value-type="string">
            <text:p text:style-name="P9">TRUE</text:p>
          </table:table-cell>
          <table:table-cell table:style-name="Tabla23.B11" office:value-type="string">
            <text:p text:style-name="P9">TRUE/FALSE</text:p>
          </table:table-cell>
          <table:table-cell table:style-name="Tabla23.D11" office:value-type="string">
            <text:p text:style-name="P9">Elimina los espacios en el nombre del fichero.</text:p>
          </table:table-cell>
        </table:table-row>
      </table:table>
      <text:p text:style-name="P9"/>
      <text:p text:style-name="P17"/>
      <text:p text:style-name="subcapitulo4"><text:bookmark-start text:name="__RefHeading__26775_475958974"/>4.5.21.12.1. MÉTODOS DE LA CLASE UPLOAD<text:bookmark-end text:name="__RefHeading__26775_475958974"/></text:p>
      <text:p text:style-name="P9">Para acceder a los métodos luego de cargar la librería se lo hace mediante “<text:span text:style-name="T1">$this-&gt;upload-&gt;nombre_método(parámetros)</text:span>”.</text:p>
      <table:table table:name="Tabla24" table:style-name="Tabla24">
        <table:table-column table:style-name="Tabla24.A"/>
        <table:table-column table:style-name="Tabla24.B"/>
        <table:table-column table:style-name="Tabla24.C"/>
        <table:table-row>
          <table:table-cell table:style-name="Tabla24.A1" office:value-type="string">
            <text:p text:style-name="P9">Método</text:p>
          </table:table-cell>
          <table:table-cell table:style-name="Tabla24.A1" office:value-type="string">
            <text:p text:style-name="P9">Parámetros</text:p>
          </table:table-cell>
          <table:table-cell table:style-name="Tabla24.C1" office:value-type="string">
            <text:p text:style-name="P9">Descripción</text:p>
          </table:table-cell>
        </table:table-row>
        <table:table-row>
          <table:table-cell table:style-name="Tabla24.A1" office:value-type="string">
            <text:p text:style-name="P9">do_upload()</text:p>
          </table:table-cell>
          <table:table-cell table:style-name="Tabla24.B2" office:value-type="string">
            <text:p text:style-name="P9">Texto</text:p>
          </table:table-cell>
          <table:table-cell table:style-name="Tabla24.C2" office:value-type="string">
            <text:p text:style-name="P9">Sube los archivos al servidor usando la configuración establecida, para que esta funcione e necesario que el formulario web que envía el fichero sea <text:span text:style-name="T1">“multipart”, </text:span>esta función retorna FALSE en caso de error.</text:p>
          </table:table-cell>
        </table:table-row>
        <table:table-row>
          <table:table-cell table:style-name="Tabla24.A1" office:value-type="string">
            <text:p text:style-name="P9">display_errors()</text:p>
          </table:table-cell>
          <table:table-cell table:style-name="Tabla24.B2" office:value-type="string">
            <text:p text:style-name="P9">Ninguno</text:p>
          </table:table-cell>
          <table:table-cell table:style-name="Tabla24.C2" office:value-type="string">
            <text:p text:style-name="P9">Muestra los errores que ocurrieron al momento de intentar subir el fichero.</text:p>
          </table:table-cell>
        </table:table-row>
        <table:table-row>
          <table:table-cell table:style-name="Tabla24.A4" office:value-type="string">
            <text:p text:style-name="P9">data()</text:p>
          </table:table-cell>
          <table:table-cell table:style-name="Tabla24.B2" office:value-type="string">
            <text:p text:style-name="P9">Ninguno</text:p>
          </table:table-cell>
          <table:table-cell table:style-name="Tabla24.C2" office:value-type="string">
            <text:p text:style-name="P9">Función helper que retorna la información del fichero subido</text:p>
          </table:table-cell>
        </table:table-row>
      </table:table>
      <text:p text:style-name="P9"/>
      <text:p text:style-name="subcapitulo2"><text:bookmark-start text:name="__RefHeading__26777_475958974"/>4.5.22. HELPERS DE CODEIGNITER<text:bookmark-end text:name="__RefHeading__26777_475958974"/></text:p>
      <text:p text:style-name="P9">Los helpers de CodeIgniter se cargan de la siguiente manera <text:span text:style-name="T1">“$this-&gt;load-&gt;helper('nombre_helper')”</text:span>, éste método busca primero en el directorio <text:span text:style-name="T1">“application/helpers”</text:span> si no lo encuentra lo busca en el directorio <text:span text:style-name="T1">“system/helpers”.</text:span></text:p>
      <text:p text:style-name="P9">Los helpers no necesitan de una configuración inicial como las librerías, su uso esta establecido y pueden o no retornar algo, existen una gama de helpers en CodeIgniter el desarrollador puede crear los suyos propios debe guardarlos en la ruta <text:span text:style-name="T1">“application/helpers”</text:span> el nombre del archivo debe terminar con <text:span text:style-name="T1">“_helper.php”</text:span>.</text:p>
      <text:p text:style-name="P9">Los helpers en CodeIgniter no son ficheros de clase como las librerías, por lo que para su uso no se usa el operador “$this”, el código de los helpers es procedural, una vez cargado el helper en el controlador se usa las funciones directamente como si se invocara a una <text:soft-page-break/>función <text:s/>PHP normal es decir escribiendo el nombre de la función.</text:p>
      <text:p text:style-name="P9">Si se necesita usar un helper durante toda la aplicación, se lo debe indicar en el archivo <text:span text:style-name="T1">“application/config/autoload.php”</text:span>, en este subcapítulo se hace referencia a los más importantes.</text:p>
      <text:p text:style-name="P9"/>
      <text:p text:style-name="subcapitulo2"><text:bookmark-start text:name="__RefHeading__26779_475958974"/>4.5.23. HELPER DOWNLOAD<text:bookmark-end text:name="__RefHeading__26779_475958974"/></text:p>
      <text:p text:style-name="P9">Este helper ayuda en la descarga de ficheros desde el servidor a un cliente para cargarlo se usa “$this-&gt;load-&gt;helper('dowload')”.</text:p>
      <text:p text:style-name="P9"/>
      <text:p text:style-name="subcapitulo3"><text:bookmark-start text:name="__RefHeading__26781_475958974"/>4.5.23.1. Funciones del helper download<text:bookmark-end text:name="__RefHeading__26781_475958974"/></text:p>
      <table:table table:name="Tabla25" table:style-name="Tabla25">
        <table:table-column table:style-name="Tabla25.A"/>
        <table:table-column table:style-name="Tabla25.B"/>
        <table:table-column table:style-name="Tabla25.C"/>
        <table:table-row>
          <table:table-cell table:style-name="Tabla25.A1" office:value-type="string">
            <text:p text:style-name="P9">Función</text:p>
          </table:table-cell>
          <table:table-cell table:style-name="Tabla25.A1" office:value-type="string">
            <text:p text:style-name="P9">Parámetros</text:p>
          </table:table-cell>
          <table:table-cell table:style-name="Tabla25.C1" office:value-type="string">
            <text:p text:style-name="P9">Descripción</text:p>
          </table:table-cell>
        </table:table-row>
        <table:table-row>
          <table:table-cell table:style-name="Tabla25.A2" office:value-type="string">
            <text:p text:style-name="P9">force_download()</text:p>
          </table:table-cell>
          <table:table-cell table:style-name="Tabla25.B2" office:value-type="string">
            <text:p text:style-name="P9">Nombre fichero con ruta, datos</text:p>
          </table:table-cell>
          <table:table-cell table:style-name="Tabla25.C2" office:value-type="string">
            <text:p text:style-name="P9">Única función del helper fuerza los datos para su descarga</text:p>
          </table:table-cell>
        </table:table-row>
      </table:table>
      <text:p text:style-name="P9"/>
      <text:p text:style-name="P9"/>
      <text:p text:style-name="P8"><text:bookmark-start text:name="__RefHeading__26783_475958974"/>4.5.24. HELPER FILE<text:bookmark-end text:name="__RefHeading__26783_475958974"/></text:p>
      <text:p text:style-name="P9">Este helper contiene funciones que ayudan a trabajar con ficheros en el servidor, para cargarlo se usa <text:span text:style-name="T1">“$this-&gt;load-&gt;helper('file')”</text:span></text:p>
      <text:p text:style-name="P17"/>
      <text:p text:style-name="subcapitulo3"><text:bookmark-start text:name="__RefHeading__26785_475958974"/>4.5.24.1 funciones del helper file<text:bookmark-end text:name="__RefHeading__26785_475958974"/></text:p>
      <table:table table:name="Tabla26" table:style-name="Tabla26">
        <table:table-column table:style-name="Tabla26.A"/>
        <table:table-column table:style-name="Tabla26.B"/>
        <table:table-column table:style-name="Tabla26.C"/>
        <table:table-row>
          <table:table-cell table:style-name="Tabla26.A1" office:value-type="string">
            <text:p text:style-name="P9">Función</text:p>
          </table:table-cell>
          <table:table-cell table:style-name="Tabla26.A1" office:value-type="string">
            <text:p text:style-name="P9">Parámetros</text:p>
          </table:table-cell>
          <table:table-cell table:style-name="Tabla26.C1" office:value-type="string">
            <text:p text:style-name="P9">Descripción</text:p>
          </table:table-cell>
        </table:table-row>
        <table:table-row>
          <table:table-cell table:style-name="Tabla26.A1" office:value-type="string">
            <text:p text:style-name="P9">read_file()</text:p>
          </table:table-cell>
          <table:table-cell table:style-name="Tabla26.B2" office:value-type="string">
            <text:p text:style-name="P9">Ruta</text:p>
          </table:table-cell>
          <table:table-cell table:style-name="Tabla26.C2" office:value-type="string">
            <text:p text:style-name="P9">Lee un fichero y retorna su contenido.</text:p>
          </table:table-cell>
        </table:table-row>
        <table:table-row>
          <table:table-cell table:style-name="Tabla26.A1" office:value-type="string">
            <text:p text:style-name="P9">write_file()</text:p>
          </table:table-cell>
          <table:table-cell table:style-name="Tabla26.B2" office:value-type="string">
            <text:p text:style-name="P9">Ruta,datos</text:p>
          </table:table-cell>
          <table:table-cell table:style-name="Tabla26.C2" office:value-type="string">
            <text:p text:style-name="P9">Escribe los datos en la ruta indicada si el fichero no existe intenta crearlo.</text:p>
          </table:table-cell>
        </table:table-row>
        <table:table-row>
          <table:table-cell table:style-name="Tabla26.A1" office:value-type="string">
            <text:p text:style-name="P9">delete_file()</text:p>
          </table:table-cell>
          <table:table-cell table:style-name="Tabla26.B2" office:value-type="string">
            <text:p text:style-name="P9">Ruta </text:p>
          </table:table-cell>
          <table:table-cell table:style-name="Tabla26.C2" office:value-type="string">
            <text:p text:style-name="P9">Borra todos los ficheros ubicados en la ruta indicada.</text:p>
          </table:table-cell>
        </table:table-row>
        <table:table-row>
          <table:table-cell table:style-name="Tabla26.A1" office:value-type="string">
            <text:p text:style-name="P9">get_filenames()</text:p>
          </table:table-cell>
          <table:table-cell table:style-name="Tabla26.B2" office:value-type="string">
            <text:p text:style-name="P9">Ruta</text:p>
          </table:table-cell>
          <table:table-cell table:style-name="Tabla26.C2" office:value-type="string">
            <text:p text:style-name="P9">Retorna el nombre de los archivos ubicados en la ruta indicada.</text:p>
          </table:table-cell>
        </table:table-row>
        <table:table-row>
          <table:table-cell table:style-name="Tabla26.A1" office:value-type="string">
            <text:p text:style-name="P9">get_dir_file_info()</text:p>
          </table:table-cell>
          <table:table-cell table:style-name="Tabla26.B2" office:value-type="string">
            <text:p text:style-name="P9">Ruta</text:p>
          </table:table-cell>
          <table:table-cell table:style-name="Tabla26.C2" office:value-type="string">
            <text:p text:style-name="P9">Genera un arreglo con el nombre, la fecha de creación, tamaños y permisos de los ficheros.</text:p>
          </table:table-cell>
        </table:table-row>
        <table:table-row>
          <table:table-cell table:style-name="Tabla26.A1" office:value-type="string">
            <text:p text:style-name="P9">get_mime_by_extencion()</text:p>
          </table:table-cell>
          <table:table-cell table:style-name="Tabla26.B2" office:value-type="string">
            <text:p text:style-name="P9">Ruta</text:p>
          </table:table-cell>
          <table:table-cell table:style-name="Tabla26.C2" office:value-type="string">
            <text:p text:style-name="P9">Traduce la extensión de un archivo basado en las configuraciones del archivo <text:soft-page-break/><text:span text:style-name="T1">“application/config/mimes.php”</text:span>.</text:p>
          </table:table-cell>
        </table:table-row>
        <table:table-row>
          <table:table-cell table:style-name="Tabla26.A1" office:value-type="string">
            <text:p text:style-name="P9">symbolic_permissions()</text:p>
          </table:table-cell>
          <table:table-cell table:style-name="Tabla26.B2" office:value-type="string">
            <text:p text:style-name="P9">Ruta</text:p>
          </table:table-cell>
          <table:table-cell table:style-name="Tabla26.C2" office:value-type="string">
            <text:p text:style-name="P9">Retorna los permisos de forma simbólica “-rw-r—r”</text:p>
          </table:table-cell>
        </table:table-row>
        <table:table-row>
          <table:table-cell table:style-name="Tabla26.A9" office:value-type="string">
            <text:p text:style-name="P9">octal_permissions()</text:p>
          </table:table-cell>
          <table:table-cell table:style-name="Tabla26.B9" office:value-type="string">
            <text:p text:style-name="P9">Ruta</text:p>
          </table:table-cell>
          <table:table-cell table:style-name="Tabla26.C9" office:value-type="string">
            <text:p text:style-name="P9">Retorna los permisos de forma simbólica “777 666 767”</text:p>
          </table:table-cell>
        </table:table-row>
      </table:table>
      <text:p text:style-name="P9"/>
      <text:p text:style-name="P9"/>
      <text:p text:style-name="subcapitulo2"><text:bookmark-start text:name="__RefHeading__26787_475958974"/>4.5.25. HELPER URL<text:bookmark-end text:name="__RefHeading__26787_475958974"/></text:p>
      <text:p text:style-name="P9">Este helper ayuda a trabajar con las URL en la aplicación, para cargarlo se usa “$this-&gt;load-helper('url')”.</text:p>
      <text:p text:style-name="P9"/>
      <text:p text:style-name="subcapitulo3"><text:bookmark-start text:name="__RefHeading__26789_475958974"/>4.5.24.1 funciones del helper file<text:bookmark-end text:name="__RefHeading__26789_475958974"/></text:p>
      <table:table table:name="Tabla27" table:style-name="Tabla27">
        <table:table-column table:style-name="Tabla27.A"/>
        <table:table-column table:style-name="Tabla27.B"/>
        <table:table-column table:style-name="Tabla27.C"/>
        <table:table-row>
          <table:table-cell table:style-name="Tabla27.A1" office:value-type="string">
            <text:p text:style-name="P9">Función</text:p>
          </table:table-cell>
          <table:table-cell table:style-name="Tabla27.A1" office:value-type="string">
            <text:p text:style-name="P9">Parámetros</text:p>
          </table:table-cell>
          <table:table-cell table:style-name="Tabla27.C1" office:value-type="string">
            <text:p text:style-name="P9">Descripción</text:p>
          </table:table-cell>
        </table:table-row>
        <table:table-row>
          <table:table-cell table:style-name="Tabla27.A1" office:value-type="string">
            <text:p text:style-name="P9">site_url()</text:p>
          </table:table-cell>
          <table:table-cell table:style-name="Tabla27.B2" office:value-type="string">
            <text:p text:style-name="P9">Ninguno</text:p>
          </table:table-cell>
          <table:table-cell table:style-name="Tabla27.C2" office:value-type="string">
            <text:p text:style-name="P9">Retorna la URL completa del sitio incluyendo el <text:span text:style-name="T1">“index.php”</text:span>.</text:p>
          </table:table-cell>
        </table:table-row>
        <table:table-row>
          <table:table-cell table:style-name="Tabla27.A1" office:value-type="string">
            <text:p text:style-name="P9">base_url()</text:p>
          </table:table-cell>
          <table:table-cell table:style-name="Tabla27.B2" office:value-type="string">
            <text:p text:style-name="P9">Ninguno</text:p>
          </table:table-cell>
          <table:table-cell table:style-name="Tabla27.C2" office:value-type="string">
            <text:p text:style-name="P9">Retorna la URL del sitio de acuerdo a lo establecido en el archivo de configuración.</text:p>
          </table:table-cell>
        </table:table-row>
        <table:table-row>
          <table:table-cell table:style-name="Tabla27.A1" office:value-type="string">
            <text:p text:style-name="P9">current_url()</text:p>
          </table:table-cell>
          <table:table-cell table:style-name="Tabla27.B2" office:value-type="string">
            <text:p text:style-name="P9">Ninguno</text:p>
          </table:table-cell>
          <table:table-cell table:style-name="Tabla27.C2" office:value-type="string">
            <text:p text:style-name="P9">Retorna la URL completa del sitio donde se encuentre en el momento que la invoa.</text:p>
          </table:table-cell>
        </table:table-row>
        <table:table-row>
          <table:table-cell table:style-name="Tabla27.A1" office:value-type="string">
            <text:p text:style-name="P9">uri_string()</text:p>
          </table:table-cell>
          <table:table-cell table:style-name="Tabla27.B2" office:value-type="string">
            <text:p text:style-name="P9">Ninguno</text:p>
          </table:table-cell>
          <table:table-cell table:style-name="Tabla27.C2" office:value-type="string">
            <text:p text:style-name="P9">Retorna los segmentos de la URI sin tomar en cuenta <text:span text:style-name="T1">“http://sitio.com/index.php”</text:span></text:p>
          </table:table-cell>
        </table:table-row>
        <table:table-row>
          <table:table-cell table:style-name="Tabla27.A1" office:value-type="string">
            <text:p text:style-name="P9">index_page()</text:p>
          </table:table-cell>
          <table:table-cell table:style-name="Tabla27.B2" office:value-type="string">
            <text:p text:style-name="P9">Ninguno</text:p>
          </table:table-cell>
          <table:table-cell table:style-name="Tabla27.C2" office:value-type="string">
            <text:p text:style-name="P9">Retorna la página index del sitio</text:p>
          </table:table-cell>
        </table:table-row>
        <table:table-row>
          <table:table-cell table:style-name="Tabla27.A1" office:value-type="string">
            <text:p text:style-name="P9">anchor()</text:p>
          </table:table-cell>
          <table:table-cell table:style-name="Tabla27.B2" office:value-type="string">
            <text:p text:style-name="P9">Segmentos URI,texto, atributos</text:p>
          </table:table-cell>
          <table:table-cell table:style-name="Tabla27.C2" office:value-type="string">
            <text:p text:style-name="P9">Incluye un enlace en la página.</text:p>
          </table:table-cell>
        </table:table-row>
        <table:table-row>
          <table:table-cell table:style-name="Tabla27.A1" office:value-type="string">
            <text:p text:style-name="P9">anchor_popup()</text:p>
          </table:table-cell>
          <table:table-cell table:style-name="Tabla27.B2" office:value-type="string">
            <text:p text:style-name="P9">Segmentos URI,texto, atributos</text:p>
          </table:table-cell>
          <table:table-cell table:style-name="Tabla27.C2" office:value-type="string">
            <text:p text:style-name="P9">Incluye un enlace en la página, la diferencia con la anterior es que el link se abre en una pestaña nueva.</text:p>
          </table:table-cell>
        </table:table-row>
        <table:table-row>
          <table:table-cell table:style-name="Tabla27.A1" office:value-type="string">
            <text:p text:style-name="P9">mailto()</text:p>
          </table:table-cell>
          <table:table-cell table:style-name="Tabla27.B2" office:value-type="string">
            <text:p text:style-name="P9">Email,texto</text:p>
          </table:table-cell>
          <table:table-cell table:style-name="Tabla27.C2" office:value-type="string">
            <text:p text:style-name="P9">Crea un enlace genérico de Email en la página.</text:p>
          </table:table-cell>
        </table:table-row>
        <table:table-row>
          <table:table-cell table:style-name="Tabla27.A1" office:value-type="string">
            <text:p text:style-name="P9">url_title()</text:p>
          </table:table-cell>
          <table:table-cell table:style-name="Tabla27.B2" office:value-type="string">
            <text:p text:style-name="P9">Texto</text:p>
          </table:table-cell>
          <table:table-cell table:style-name="Tabla27.C2" office:value-type="string">
            <text:p text:style-name="P9">Toma una cadena de texto y la transforma en una fácilmente entendible.</text:p>
          </table:table-cell>
        </table:table-row>
        <table:table-row>
          <table:table-cell table:style-name="Tabla27.A1" office:value-type="string">
            <text:p text:style-name="P9">prep_url()</text:p>
          </table:table-cell>
          <table:table-cell table:style-name="Tabla27.B2" office:value-type="string">
            <text:p text:style-name="P9">Texto</text:p>
          </table:table-cell>
          <table:table-cell table:style-name="Tabla27.C2" office:value-type="string">
            <text:p text:style-name="P9">Agrega “http://” al texto que se le pase a la función.</text:p>
          </table:table-cell>
        </table:table-row>
        <text:soft-page-break/>
        <table:table-row>
          <table:table-cell table:style-name="Tabla27.A12" office:value-type="string">
            <text:p text:style-name="P9">redirect</text:p>
          </table:table-cell>
          <table:table-cell table:style-name="Tabla27.B12" office:value-type="string">
            <text:p text:style-name="P9">URI</text:p>
          </table:table-cell>
          <table:table-cell table:style-name="Tabla27.C12" office:value-type="string">
            <text:p text:style-name="P9">Hace una redirección de encabezados HTTP</text:p>
          </table:table-cell>
        </table:table-row>
      </table:table>
      <text:p text:style-name="P9"/>
      <text:p text:style-name="P9">Los elementos estudiados no son necesariamente todos los indicados en el manual oficial de CodeIgniter, al momento de descargase el Framework este viene con un manual oficial de la versión en ingles, documento en el que está basado este escr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roman"/>
    <style:font-face style:name="Times New Roman" svg:font-family="'Times New Roman'" style:font-family-generic="roman"/>
    <style:font-face style:name="arial" svg:font-family="arial" style:font-family-generic="swiss"/>
    <style:font-face style:name="DejaVu Sans Mono2" svg:font-family="'DejaVu Sans Mono'" style:font-family-generic="system"/>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Mono1"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ubcapitulo2" style:family="paragraph" style:parent-style-name="Standard" style:class="text">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reformatted_20_Text" style:display-name="Preformatted Text" style:family="paragraph" style:parent-style-name="Standard" style:default-outline-level="" style:class="html">
      <style:paragraph-properties fo:margin-top="0cm" fo:margin-bottom="0cm" fo:text-align="start" style:justify-single-word="false" fo:orphans="2" fo:widows="2"/>
      <style:text-properties style:font-name="DejaVu Sans Mono" fo:font-size="10pt" fo:language="es" fo:country="EC" style:font-name-asian="DejaVu Sans Mono1" style:font-size-asian="10pt" style:language-asian="en" style:country-asian="US" style:font-name-complex="DejaVu Sans Mono2" style:font-size-complex="10pt" style:language-complex="ar" style:country-complex="SA"/>
    </style:style>
    <style:style style:name="subcapitulo4" style:family="paragraph" style:parent-style-name="Standard" style:class="text" style:master-page-name="">
      <style:paragraph-properties fo:line-height="150%" fo:text-align="justify" style:justify-single-word="false" style:page-number="auto"/>
      <style:text-properties fo:text-transform="lowercase" style:font-name="Times New Roman" fo:font-size="12pt" fo:font-style="italic" fo:font-weight="bold" style:font-size-asian="12pt" style:font-style-asian="italic" style:font-weight-asian="bold" style:font-size-complex="12pt" style:font-style-complex="italic" style:font-weight-complex="bold"/>
    </style:style>
    <style:style style:name="subcapitulo3" style:family="paragraph" style:parent-style-name="subcapitulo2" style:class="text">
      <style:text-properties style:font-relief="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Villota</meta:initial-creator>
    <meta:creation-date>2013-10-27T17:30:26</meta:creation-date>
    <dc:date>2013-10-27T17:35:04</dc:date>
    <dc:creator>Eduardo Villota</dc:creator>
    <meta:editing-duration>P0D</meta:editing-duration>
    <meta:editing-cycles>1</meta:editing-cycles>
    <meta:document-statistic meta:table-count="13" meta:image-count="0" meta:object-count="0" meta:page-count="27" meta:paragraph-count="912" meta:word-count="6221" meta:character-count="41943" meta:non-whitespace-character-count="34832"/>
    <meta:generator>LibreOffice/3.5$Linux_x86 LibreOffice_project/350m1$Build-2</meta:generator>
  </office:meta>
</office:document-meta>
</file>